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0.9752in"/>
    </style:style>
    <style:style style:name="ro1" style:family="table-row">
      <style:table-row-properties style:row-height="0.2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ackground-color="#b4c7dc"/>
    </style:style>
    <style:style style:name="ce10" style:family="table-cell" style:parent-style-name="Default" style:data-style-name="N37"/>
    <style:style style:name="ce11" style:family="table-cell" style:parent-style-name="Default">
      <style:table-cell-properties fo:background-color="#729fcf"/>
    </style:style>
    <style:style style:name="ce12" style:family="table-cell" style:parent-style-name="Default" style:data-style-name="N104">
      <style:table-cell-properties fo:background-color="#ffff6d"/>
    </style:style>
    <style:style style:name="ce13" style:family="table-cell" style:parent-style-name="Default" style:data-style-name="N104">
      <style:table-cell-properties fo:background-color="#bbe33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able-cell-properties fo:background-color="#9999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0104">
      <style:text-properties style:font-name="Liberation Sans1"/>
    </style:style>
    <style:style style:name="ce5" style:family="table-cell" style:parent-style-name="Default" style:data-style-name="N10104"/>
    <style:style style:name="ce6" style:family="table-cell" style:parent-style-name="Default" style:data-style-name="N0"/>
    <style:style style:name="ce7" style:family="table-cell" style:parent-style-name="Default">
      <style:table-cell-properties fo:background-color="#ffffd7"/>
    </style:style>
    <style:style style:name="ce8" style:family="table-cell" style:parent-style-name="Default" style:data-style-name="N10000">
      <style:text-properties style:font-name="Liberation Sans1"/>
    </style:style>
    <style:style style:name="ce9" style:family="table-cell" style:parent-style-name="Default" style:data-style-name="N4"/>
    <style:style style:name="ce29" style:family="table-cell" style:parent-style-name="Default">
      <style:table-cell-properties fo:background-color="#b4c7dc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 style:data-style-name="N10104">
      <style:text-properties style:font-name="Liberation Sans1"/>
    </style:style>
    <style:style style:name="ce33" style:family="table-cell" style:parent-style-name="Default" style:data-style-name="N10104"/>
    <style:style style:name="ce34" style:family="table-cell" style:parent-style-name="Default" style:data-style-name="N0"/>
    <style:style style:name="ce35" style:family="table-cell" style:parent-style-name="Default">
      <style:table-cell-properties fo:background-color="#ffffd7"/>
    </style:style>
    <style:style style:name="ce36" style:family="table-cell" style:parent-style-name="Default" style:data-style-name="N10000">
      <style:text-properties style:font-name="Liberation Sans1"/>
    </style:style>
    <style:style style:name="ce37" style:family="table-cell" style:parent-style-name="Default" style:data-style-name="N4"/>
    <style:style style:name="ce38" style:family="table-cell" style:parent-style-name="Default" style:data-style-name="N37"/>
    <style:style style:name="ce39" style:family="table-cell" style:parent-style-name="Default">
      <style:table-cell-properties fo:background-color="#729fcf"/>
    </style:style>
    <style:style style:name="ce40" style:family="table-cell" style:parent-style-name="Default" style:data-style-name="N104">
      <style:table-cell-properties fo:background-color="#ffff6d"/>
    </style:style>
    <style:style style:name="ce41" style:family="table-cell" style:parent-style-name="Default" style:data-style-name="N104">
      <style:table-cell-properties fo:background-color="#bbe33d"/>
    </style:style>
    <style:style style:name="ce42" style:family="table-cell" style:parent-style-name="Default" style:data-style-name="N104"/>
    <style:style style:name="ce43" style:family="table-cell" style:parent-style-name="Default" style:data-style-name="N104">
      <style:table-cell-properties fo:background-color="#999999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default-cell-style-name="ce32"/>
        <table:table-column table:style-name="co5" table:default-cell-style-name="ce35"/>
        <table:table-column table:style-name="co6" table:default-cell-style-name="ce35"/>
        <table:table-column table:style-name="co4" table:default-cell-style-name="ce35"/>
        <table:table-column table:style-name="co7" table:default-cell-style-name="ce35"/>
        <table:table-column table:style-name="co4" table:default-cell-style-name="ce35"/>
        <table:table-column table:style-name="co6" table:default-cell-style-name="ce39"/>
        <table:table-column table:style-name="co8" table:default-cell-style-name="ce39"/>
        <table:table-column table:style-name="co7" table:default-cell-style-name="ce39"/>
        <table:table-column table:style-name="co4" table:number-columns-repeated="2" table:default-cell-style-name="ce39"/>
        <table:table-column table:style-name="co4" table:default-cell-style-name="ce40"/>
        <table:table-column table:style-name="co7" table:default-cell-style-name="ce40"/>
        <table:table-column table:style-name="co4" table:number-columns-repeated="3" table:default-cell-style-name="ce40"/>
        <table:table-column table:style-name="co7" table:default-cell-style-name="ce41"/>
        <table:table-column table:style-name="co4" table:number-columns-repeated="4" table:default-cell-style-name="ce41"/>
        <table:table-column table:style-name="co4" table:number-columns-repeated="5" table:default-cell-style-name="ce43"/>
        <table:table-column table:style-name="co4" table:default-cell-style-name="ce42"/>
        <table:table-column table:style-name="co6" table:default-cell-style-name="ce42"/>
        <table:table-column table:style-name="co4" table:number-columns-repeated="2" table:default-cell-style-name="ce42"/>
        <table:table-column table:style-name="co4" table:default-cell-style-name="Default"/>
        <table:table-column table:style-name="co4" table:default-cell-style-name="ce37"/>
        <table:table-column table:style-name="co4" table:number-columns-repeated="989" table:default-cell-style-name="Default"/>
        <table:table-row table:style-name="ro1">
          <table:table-cell table:style-name="ce29"/>
          <table:table-cell table:style-name="ce29" office:value-type="string" calcext:value-type="string" table:number-columns-spanned="36" table:number-rows-spanned="1">
            <text:p><text:s text:c="176"/>Employee Payroll <text:s text:c="21"/>Wa_Kipawa Co.</text:p>
          </table:table-cell>
          <table:covered-table-cell table:style-name="ce29" office:value-type="string" calcext:value-type="string">
            <text:p>Wa_Kipawas’ Co.</text:p>
          </table:covered-table-cell>
          <table:covered-table-cell table:number-columns-repeated="34" table:style-name="ce29"/>
          <table:table-cell table:style-name="ce29" table:number-columns-repeated="987"/>
        </table:table-row>
        <table:table-row table:style-name="ro2">
          <table:table-cell table:style-name="ce30" office:value-type="string" calcext:value-type="string">
            <text:p>ID</text:p>
          </table:table-cell>
          <table:table-cell table:style-name="ce30" office:value-type="string" calcext:value-type="string" table:number-columns-spanned="2" table:number-rows-spanned="1">
            <text:p>Employee Details</text:p>
          </table:table-cell>
          <table:covered-table-cell/>
          <table:table-cell table:style-name="Default"/>
          <table:table-cell table:style-name="Default" office:value-type="string" calcext:value-type="string" table:number-columns-spanned="5" table:number-rows-spanned="1">
            <text:p><text:s text:c="47"/>Hours Worked</text:p>
          </table:table-cell>
          <table:covered-table-cell table:number-columns-repeated="4" table:style-name="Default"/>
          <table:table-cell table:style-name="Default" office:value-type="string" calcext:value-type="string" table:number-columns-spanned="5" table:number-rows-spanned="1">
            <text:p><text:s text:c="46"/>Overtime Hours</text:p>
          </table:table-cell>
          <table:covered-table-cell table:style-name="ce38"/>
          <table:covered-table-cell table:number-columns-repeated="3" table:style-name="Default"/>
          <table:table-cell table:style-name="ce30" office:value-type="string" calcext:value-type="string" table:number-columns-spanned="5" table:number-rows-spanned="1">
            <text:p><text:s text:c="38"/>Regular Pay</text:p>
          </table:table-cell>
          <table:covered-table-cell table:number-columns-repeated="4" table:style-name="Default"/>
          <table:table-cell table:style-name="ce30" office:value-type="string" calcext:value-type="string" table:number-columns-spanned="5" table:number-rows-spanned="1">
            <text:p>Overtime Bonus</text:p>
          </table:table-cell>
          <table:covered-table-cell table:number-columns-repeated="4" table:style-name="Default"/>
          <table:table-cell table:style-name="ce30" office:value-type="string" calcext:value-type="string" table:number-columns-spanned="5" table:number-rows-spanned="1">
            <text:p>Total pay</text:p>
          </table:table-cell>
          <table:covered-table-cell table:number-columns-repeated="4" table:style-name="Default"/>
          <table:table-cell table:style-name="Default" table:number-columns-repeated="4"/>
          <table:table-cell/>
          <table:table-cell table:style-name="Default"/>
          <table:table-cell table:number-columns-repeated="98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 Name </text:p>
          </table:table-cell>
          <table:table-cell office:value-type="string" calcext:value-type="string">
            <text:p>First Name</text:p>
          </table:table-cell>
          <table:table-cell table:style-name="Default" office:value-type="string" calcext:value-type="string">
            <text:p>Hourly Wage</text:p>
          </table:table-cell>
          <table:table-cell table:style-name="ce34" office:value-type="string" calcext:value-type="string">
            <text:p>1-Jan </text:p>
          </table:table-cell>
          <table:table-cell table:style-name="ce34" office:value-type="string" calcext:value-type="string">
            <text:p>8-Jan</text:p>
          </table:table-cell>
          <table:table-cell table:style-name="ce34" office:value-type="string" calcext:value-type="string">
            <text:p>15-Jan </text:p>
          </table:table-cell>
          <table:table-cell table:style-name="ce34" office:value-type="string" calcext:value-type="string">
            <text:p>22-Jan </text:p>
          </table:table-cell>
          <table:table-cell table:style-name="ce34" office:value-type="string" calcext:value-type="string">
            <text:p>29-Jan </text:p>
          </table:table-cell>
          <table:table-cell table:style-name="ce38" office:value-type="string" calcext:value-type="string">
            <text:p>1st-Jan</text:p>
          </table:table-cell>
          <table:table-cell table:style-name="ce38" office:value-type="string" calcext:value-type="string">
            <text:p>8th-Jan</text:p>
          </table:table-cell>
          <table:table-cell table:style-name="ce38" office:value-type="string" calcext:value-type="string">
            <text:p>15th-Jan</text:p>
          </table:table-cell>
          <table:table-cell table:style-name="ce38" office:value-type="string" calcext:value-type="string">
            <text:p>22nd-Jan</text:p>
          </table:table-cell>
          <table:table-cell table:style-name="ce38" office:value-type="string" calcext:value-type="string">
            <text:p>29nd-Jan</text:p>
          </table:table-cell>
          <table:table-cell table:style-name="Default" office:value-type="string" calcext:value-type="string">
            <text:p>1<text:span text:style-name="T1">st</text:span> Jan</text:p>
          </table:table-cell>
          <table:table-cell table:style-name="Default" office:value-type="string" calcext:value-type="string">
            <text:p>8<text:span text:style-name="T1">th</text:span> Jan</text:p>
          </table:table-cell>
          <table:table-cell table:style-name="Default" office:value-type="string" calcext:value-type="string">
            <text:p>15<text:span text:style-name="T1">th</text:span> Jan</text:p>
          </table:table-cell>
          <table:table-cell table:style-name="Default" office:value-type="string" calcext:value-type="string">
            <text:p>22<text:span text:style-name="T1">nd</text:span> Jan</text:p>
          </table:table-cell>
          <table:table-cell table:style-name="Default" office:value-type="string" calcext:value-type="string">
            <text:p>29<text:span text:style-name="T1">th</text:span> Jan</text:p>
          </table:table-cell>
          <table:table-cell table:style-name="Default" office:value-type="string" calcext:value-type="string">
            <text:p>1<text:span text:style-name="T1">st</text:span> Jan</text:p>
          </table:table-cell>
          <table:table-cell table:style-name="Default" office:value-type="string" calcext:value-type="string">
            <text:p>8<text:span text:style-name="T1">th</text:span> Jan</text:p>
          </table:table-cell>
          <table:table-cell table:style-name="Default" office:value-type="string" calcext:value-type="string">
            <text:p>15<text:span text:style-name="T1">th</text:span> Jan</text:p>
          </table:table-cell>
          <table:table-cell table:style-name="Default" office:value-type="string" calcext:value-type="string">
            <text:p>22<text:span text:style-name="T1">nd</text:span> Jan</text:p>
          </table:table-cell>
          <table:table-cell table:style-name="Default" office:value-type="string" calcext:value-type="string">
            <text:p>29<text:span text:style-name="T1">th</text:span> Jan</text:p>
          </table:table-cell>
          <table:table-cell table:style-name="Default" office:value-type="string" calcext:value-type="string">
            <text:p>1<text:span text:style-name="T1">st</text:span> Jan</text:p>
          </table:table-cell>
          <table:table-cell table:style-name="Default" office:value-type="string" calcext:value-type="string">
            <text:p>8<text:span text:style-name="T1">th</text:span> Jan</text:p>
          </table:table-cell>
          <table:table-cell table:style-name="Default" office:value-type="string" calcext:value-type="string">
            <text:p>15<text:span text:style-name="T1">th</text:span> Jan</text:p>
          </table:table-cell>
          <table:table-cell table:style-name="Default" office:value-type="string" calcext:value-type="string">
            <text:p>22<text:span text:style-name="T1">nd</text:span> Jan</text:p>
          </table:table-cell>
          <table:table-cell table:style-name="Default" office:value-type="string" calcext:value-type="string">
            <text:p>29<text:span text:style-name="T1">th</text:span> Jan</text:p>
          </table:table-cell>
          <table:table-cell table:style-name="Default"/>
          <table:table-cell table:style-name="Default" office:value-type="string" calcext:value-type="string">
            <text:p>Total regular Pay</text:p>
          </table:table-cell>
          <table:table-cell table:style-name="Default"/>
          <table:table-cell table:style-name="Default" office:value-type="string" calcext:value-type="string">
            <text:p>Total Bonus</text:p>
          </table:table-cell>
          <table:table-cell/>
          <table:table-cell table:style-name="Default" office:value-type="string" calcext:value-type="string">
            <text:p>Total Jan Pay</text:p>
          </table:table-cell>
          <table:table-cell table:number-columns-repeated="98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ern </text:p>
          </table:table-cell>
          <table:table-cell office:value-type="string" calcext:value-type="string">
            <text:p>John</text:p>
          </table:table-cell>
          <table:table-cell office:value-type="currency" office:currency="USD" office:value="17.9" calcext:value-type="currency">
            <text:p>$17.9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formula="of:=IF([.E4]&gt;40;[.E4]-40;0)" office:value-type="float" office:value="3" calcext:value-type="float">
            <text:p>3</text:p>
          </table:table-cell>
          <table:table-cell table:formula="of:=IF([.F4]&gt;40;[.F4]-40;0)" office:value-type="float" office:value="3" calcext:value-type="float">
            <text:p>3</text:p>
          </table:table-cell>
          <table:table-cell table:formula="of:=IF([.G4]&gt;40;[.G4]-40;0)" office:value-type="float" office:value="11" calcext:value-type="float">
            <text:p>11</text:p>
          </table:table-cell>
          <table:table-cell table:formula="of:=IF([.H4]&gt;40;[.H4]-40;0)" office:value-type="float" office:value="10" calcext:value-type="float">
            <text:p>10</text:p>
          </table:table-cell>
          <table:table-cell table:formula="of:=IF([.I4]&gt;40;[.I4]-40;0)" office:value-type="float" office:value="0" calcext:value-type="float">
            <text:p>0</text:p>
          </table:table-cell>
          <table:table-cell table:formula="of:=[.$D4]*[.E4]" office:value-type="currency" office:currency="USD" office:value="769.7" calcext:value-type="currency">
            <text:p>$769.70</text:p>
          </table:table-cell>
          <table:table-cell table:formula="of:=[.$D4]*[.F4]" office:value-type="currency" office:currency="USD" office:value="769.7" calcext:value-type="currency">
            <text:p>$769.70</text:p>
          </table:table-cell>
          <table:table-cell table:formula="of:=[.$D4]*[.G4]" office:value-type="currency" office:currency="USD" office:value="912.9" calcext:value-type="currency">
            <text:p>$912.90</text:p>
          </table:table-cell>
          <table:table-cell table:formula="of:=[.$D4]*[.H4]" office:value-type="currency" office:currency="USD" office:value="895" calcext:value-type="currency">
            <text:p>$895.00</text:p>
          </table:table-cell>
          <table:table-cell table:formula="of:=[.$D4]*[.I4]" office:value-type="currency" office:currency="USD" office:value="698.1" calcext:value-type="currency">
            <text:p>$698.10</text:p>
          </table:table-cell>
          <table:table-cell table:formula="of:=0.5*[.$D4]*[.J4]" office:value-type="currency" office:currency="USD" office:value="26.85" calcext:value-type="currency">
            <text:p>$26.85</text:p>
          </table:table-cell>
          <table:table-cell table:formula="of:=0.5*[.$D4]*[.K4]" office:value-type="currency" office:currency="USD" office:value="26.85" calcext:value-type="currency">
            <text:p>$26.85</text:p>
          </table:table-cell>
          <table:table-cell table:formula="of:=0.5*[.$D4]*[.L4]" office:value-type="currency" office:currency="USD" office:value="98.45" calcext:value-type="currency">
            <text:p>$98.45</text:p>
          </table:table-cell>
          <table:table-cell table:formula="of:=0.5*[.$D4]*[.M4]" office:value-type="currency" office:currency="USD" office:value="89.5" calcext:value-type="currency">
            <text:p>$89.50</text:p>
          </table:table-cell>
          <table:table-cell table:formula="of:=0.5*[.$D4]*[.N4]" office:value-type="currency" office:currency="USD" office:value="0" calcext:value-type="currency">
            <text:p>$0.00</text:p>
          </table:table-cell>
          <table:table-cell table:formula="of:=SUM([.O4]+[.T4])" office:value-type="currency" office:currency="USD" office:value="796.55" calcext:value-type="currency">
            <text:p>$796.55</text:p>
          </table:table-cell>
          <table:table-cell table:formula="of:=SUM([.P4]+[.U4])" office:value-type="currency" office:currency="USD" office:value="796.55" calcext:value-type="currency">
            <text:p>$796.55</text:p>
          </table:table-cell>
          <table:table-cell table:formula="of:=SUM([.Q4]+[.V4])" office:value-type="currency" office:currency="USD" office:value="1011.35" calcext:value-type="currency">
            <text:p>$1,011.35</text:p>
          </table:table-cell>
          <table:table-cell table:formula="of:=SUM([.R4]+[.W4])" office:value-type="currency" office:currency="USD" office:value="984.5" calcext:value-type="currency">
            <text:p>$984.50</text:p>
          </table:table-cell>
          <table:table-cell table:formula="of:=SUM([.S4]+[.X4])" office:value-type="currency" office:currency="USD" office:value="698.1" calcext:value-type="currency">
            <text:p>$698.10</text:p>
          </table:table-cell>
          <table:table-cell/>
          <table:table-cell table:formula="of:=SUM([.O4]+[.P4]+[.Q4]+[.R4]+[.S4])" office:value-type="currency" office:currency="USD" office:value="4045.4" calcext:value-type="currency">
            <text:p>$4,045.40</text:p>
          </table:table-cell>
          <table:table-cell/>
          <table:table-cell table:formula="of:=SUM([.T4:.X4])" office:value-type="currency" office:currency="USD" office:value="241.65" calcext:value-type="currency">
            <text:p>$241.65</text:p>
          </table:table-cell>
          <table:table-cell/>
          <table:table-cell table:formula="of:=SUM([.AE4]+[.AG4])" office:value-type="float" office:value="4287.05" calcext:value-type="float">
            <text:p>4,287.05</text:p>
          </table:table-cell>
          <table:table-cell table:number-columns-repeated="98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Kamau</text:p>
          </table:table-cell>
          <table:table-cell office:value-type="currency" office:currency="USD" office:value="18.9" calcext:value-type="currency">
            <text:p>$18.9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IF([.E5]&gt;40;[.E5]-40;0)" office:value-type="float" office:value="5" calcext:value-type="float">
            <text:p>5</text:p>
          </table:table-cell>
          <table:table-cell table:formula="of:=IF([.F5]&gt;40;[.F5]-40;0)" office:value-type="float" office:value="4" calcext:value-type="float">
            <text:p>4</text:p>
          </table:table-cell>
          <table:table-cell table:formula="of:=IF([.G5]&gt;40;[.G5]-40;0)" office:value-type="float" office:value="2" calcext:value-type="float">
            <text:p>2</text:p>
          </table:table-cell>
          <table:table-cell table:formula="of:=IF([.H5]&gt;40;[.H5]-40;0)" office:value-type="float" office:value="0" calcext:value-type="float">
            <text:p>0</text:p>
          </table:table-cell>
          <table:table-cell table:formula="of:=IF([.I5]&gt;40;[.I5]-40;0)" office:value-type="float" office:value="0" calcext:value-type="float">
            <text:p>0</text:p>
          </table:table-cell>
          <table:table-cell table:formula="of:=[.$D5]*[.E5]" office:value-type="currency" office:currency="USD" office:value="850.5" calcext:value-type="currency">
            <text:p>$850.50</text:p>
          </table:table-cell>
          <table:table-cell table:formula="of:=[.$D5]*[.F5]" office:value-type="currency" office:currency="USD" office:value="831.6" calcext:value-type="currency">
            <text:p>$831.60</text:p>
          </table:table-cell>
          <table:table-cell table:formula="of:=[.$D5]*[.G5]" office:value-type="currency" office:currency="USD" office:value="793.8" calcext:value-type="currency">
            <text:p>$793.80</text:p>
          </table:table-cell>
          <table:table-cell table:formula="of:=[.$D5]*[.H5]" office:value-type="currency" office:currency="USD" office:value="661.5" calcext:value-type="currency">
            <text:p>$661.50</text:p>
          </table:table-cell>
          <table:table-cell table:formula="of:=[.$D5]*[.I5]" office:value-type="currency" office:currency="USD" office:value="756" calcext:value-type="currency">
            <text:p>$756.00</text:p>
          </table:table-cell>
          <table:table-cell table:formula="of:=0.5*[.$D5]*[.J5]" office:value-type="currency" office:currency="USD" office:value="47.25" calcext:value-type="currency">
            <text:p>$47.25</text:p>
          </table:table-cell>
          <table:table-cell table:formula="of:=0.5*[.$D5]*[.K5]" office:value-type="currency" office:currency="USD" office:value="37.8" calcext:value-type="currency">
            <text:p>$37.80</text:p>
          </table:table-cell>
          <table:table-cell table:formula="of:=0.5*[.$D5]*[.L5]" office:value-type="currency" office:currency="USD" office:value="18.9" calcext:value-type="currency">
            <text:p>$18.90</text:p>
          </table:table-cell>
          <table:table-cell table:formula="of:=0.5*[.$D5]*[.M5]" office:value-type="currency" office:currency="USD" office:value="0" calcext:value-type="currency">
            <text:p>$0.00</text:p>
          </table:table-cell>
          <table:table-cell table:formula="of:=0.5*[.$D5]*[.N5]" office:value-type="currency" office:currency="USD" office:value="0" calcext:value-type="currency">
            <text:p>$0.00</text:p>
          </table:table-cell>
          <table:table-cell table:formula="of:=SUM([.O5]+[.T5])" office:value-type="currency" office:currency="USD" office:value="897.75" calcext:value-type="currency">
            <text:p>$897.75</text:p>
          </table:table-cell>
          <table:table-cell table:formula="of:=SUM([.P5]+[.U5])" office:value-type="currency" office:currency="USD" office:value="869.4" calcext:value-type="currency">
            <text:p>$869.40</text:p>
          </table:table-cell>
          <table:table-cell table:formula="of:=SUM([.Q5]+[.V5])" office:value-type="currency" office:currency="USD" office:value="812.7" calcext:value-type="currency">
            <text:p>$812.70</text:p>
          </table:table-cell>
          <table:table-cell table:formula="of:=SUM([.R5]+[.W5])" office:value-type="currency" office:currency="USD" office:value="661.5" calcext:value-type="currency">
            <text:p>$661.50</text:p>
          </table:table-cell>
          <table:table-cell table:formula="of:=SUM([.S5]+[.X5])" office:value-type="currency" office:currency="USD" office:value="756" calcext:value-type="currency">
            <text:p>$756.00</text:p>
          </table:table-cell>
          <table:table-cell/>
          <table:table-cell table:formula="of:=SUM([.O5]+[.P5]+[.Q5]+[.R5]+[.S5])" office:value-type="currency" office:currency="USD" office:value="3893.4" calcext:value-type="currency">
            <text:p>$3,893.40</text:p>
          </table:table-cell>
          <table:table-cell/>
          <table:table-cell table:formula="of:=SUM([.T5:.X5])" office:value-type="currency" office:currency="USD" office:value="103.95" calcext:value-type="currency">
            <text:p>$103.95</text:p>
          </table:table-cell>
          <table:table-cell/>
          <table:table-cell table:formula="of:=SUM([.AE5]+[.AG5])" office:value-type="float" office:value="3997.35" calcext:value-type="float">
            <text:p>3,997.35</text:p>
          </table:table-cell>
          <table:table-cell table:number-columns-repeated="98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utie</text:p>
          </table:table-cell>
          <table:table-cell office:value-type="currency" office:currency="USD" office:value="19.9" calcext:value-type="currency">
            <text:p>$19.9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IF([.E6]&gt;40;[.E6]-40;0)" office:value-type="float" office:value="5" calcext:value-type="float">
            <text:p>5</text:p>
          </table:table-cell>
          <table:table-cell table:formula="of:=IF([.F6]&gt;40;[.F6]-40;0)" office:value-type="float" office:value="2" calcext:value-type="float">
            <text:p>2</text:p>
          </table:table-cell>
          <table:table-cell table:formula="of:=IF([.G6]&gt;40;[.G6]-40;0)" office:value-type="float" office:value="3" calcext:value-type="float">
            <text:p>3</text:p>
          </table:table-cell>
          <table:table-cell table:formula="of:=IF([.H6]&gt;40;[.H6]-40;0)" office:value-type="float" office:value="0" calcext:value-type="float">
            <text:p>0</text:p>
          </table:table-cell>
          <table:table-cell table:formula="of:=IF([.I6]&gt;40;[.I6]-40;0)" office:value-type="float" office:value="0" calcext:value-type="float">
            <text:p>0</text:p>
          </table:table-cell>
          <table:table-cell table:formula="of:=[.$D6]*[.E6]" office:value-type="currency" office:currency="USD" office:value="895.5" calcext:value-type="currency">
            <text:p>$895.50</text:p>
          </table:table-cell>
          <table:table-cell table:formula="of:=[.$D6]*[.F6]" office:value-type="currency" office:currency="USD" office:value="835.8" calcext:value-type="currency">
            <text:p>$835.80</text:p>
          </table:table-cell>
          <table:table-cell table:formula="of:=[.$D6]*[.G6]" office:value-type="currency" office:currency="USD" office:value="855.7" calcext:value-type="currency">
            <text:p>$855.70</text:p>
          </table:table-cell>
          <table:table-cell table:formula="of:=[.$D6]*[.H6]" office:value-type="currency" office:currency="USD" office:value="636.8" calcext:value-type="currency">
            <text:p>$636.80</text:p>
          </table:table-cell>
          <table:table-cell table:formula="of:=[.$D6]*[.I6]" office:value-type="currency" office:currency="USD" office:value="676.6" calcext:value-type="currency">
            <text:p>$676.60</text:p>
          </table:table-cell>
          <table:table-cell table:formula="of:=0.5*[.$D6]*[.J6]" office:value-type="currency" office:currency="USD" office:value="49.75" calcext:value-type="currency">
            <text:p>$49.75</text:p>
          </table:table-cell>
          <table:table-cell table:formula="of:=0.5*[.$D6]*[.K6]" office:value-type="currency" office:currency="USD" office:value="19.9" calcext:value-type="currency">
            <text:p>$19.90</text:p>
          </table:table-cell>
          <table:table-cell table:formula="of:=0.5*[.$D6]*[.L6]" office:value-type="currency" office:currency="USD" office:value="29.85" calcext:value-type="currency">
            <text:p>$29.85</text:p>
          </table:table-cell>
          <table:table-cell table:formula="of:=0.5*[.$D6]*[.M6]" office:value-type="currency" office:currency="USD" office:value="0" calcext:value-type="currency">
            <text:p>$0.00</text:p>
          </table:table-cell>
          <table:table-cell table:formula="of:=0.5*[.$D6]*[.N6]" office:value-type="currency" office:currency="USD" office:value="0" calcext:value-type="currency">
            <text:p>$0.00</text:p>
          </table:table-cell>
          <table:table-cell table:formula="of:=SUM([.O6]+[.T6])" office:value-type="currency" office:currency="USD" office:value="945.25" calcext:value-type="currency">
            <text:p>$945.25</text:p>
          </table:table-cell>
          <table:table-cell table:formula="of:=SUM([.P6]+[.U6])" office:value-type="currency" office:currency="USD" office:value="855.7" calcext:value-type="currency">
            <text:p>$855.70</text:p>
          </table:table-cell>
          <table:table-cell table:formula="of:=SUM([.Q6]+[.V6])" office:value-type="currency" office:currency="USD" office:value="885.55" calcext:value-type="currency">
            <text:p>$885.55</text:p>
          </table:table-cell>
          <table:table-cell table:formula="of:=SUM([.R6]+[.W6])" office:value-type="currency" office:currency="USD" office:value="636.8" calcext:value-type="currency">
            <text:p>$636.80</text:p>
          </table:table-cell>
          <table:table-cell table:formula="of:=SUM([.S6]+[.X6])" office:value-type="currency" office:currency="USD" office:value="676.6" calcext:value-type="currency">
            <text:p>$676.60</text:p>
          </table:table-cell>
          <table:table-cell/>
          <table:table-cell table:formula="of:=SUM([.O6]+[.P6]+[.Q6]+[.R6]+[.S6])" office:value-type="currency" office:currency="USD" office:value="3900.4" calcext:value-type="currency">
            <text:p>$3,900.40</text:p>
          </table:table-cell>
          <table:table-cell/>
          <table:table-cell table:formula="of:=SUM([.T6:.X6])" office:value-type="currency" office:currency="USD" office:value="99.5" calcext:value-type="currency">
            <text:p>$99.50</text:p>
          </table:table-cell>
          <table:table-cell/>
          <table:table-cell table:formula="of:=SUM([.AE6]+[.AG6])" office:value-type="float" office:value="3999.9" calcext:value-type="float">
            <text:p>3,999.90</text:p>
          </table:table-cell>
          <table:table-cell table:number-columns-repeated="98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Joseph</text:p>
          </table:table-cell>
          <table:table-cell office:value-type="currency" office:currency="USD" office:value="20.9" calcext:value-type="currency">
            <text:p>$20.9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formula="of:=IF([.E7]&gt;40;[.E7]-40;0)" office:value-type="float" office:value="6" calcext:value-type="float">
            <text:p>6</text:p>
          </table:table-cell>
          <table:table-cell table:formula="of:=IF([.F7]&gt;40;[.F7]-40;0)" office:value-type="float" office:value="5" calcext:value-type="float">
            <text:p>5</text:p>
          </table:table-cell>
          <table:table-cell table:formula="of:=IF([.G7]&gt;40;[.G7]-40;0)" office:value-type="float" office:value="4" calcext:value-type="float">
            <text:p>4</text:p>
          </table:table-cell>
          <table:table-cell table:formula="of:=IF([.H7]&gt;40;[.H7]-40;0)" office:value-type="float" office:value="1" calcext:value-type="float">
            <text:p>1</text:p>
          </table:table-cell>
          <table:table-cell table:formula="of:=IF([.I7]&gt;40;[.I7]-40;0)" office:value-type="float" office:value="0" calcext:value-type="float">
            <text:p>0</text:p>
          </table:table-cell>
          <table:table-cell table:formula="of:=[.$D7]*[.E7]" office:value-type="currency" office:currency="USD" office:value="961.4" calcext:value-type="currency">
            <text:p>$961.40</text:p>
          </table:table-cell>
          <table:table-cell table:formula="of:=[.$D7]*[.F7]" office:value-type="currency" office:currency="USD" office:value="940.5" calcext:value-type="currency">
            <text:p>$940.50</text:p>
          </table:table-cell>
          <table:table-cell table:formula="of:=[.$D7]*[.G7]" office:value-type="currency" office:currency="USD" office:value="919.6" calcext:value-type="currency">
            <text:p>$919.60</text:p>
          </table:table-cell>
          <table:table-cell table:formula="of:=[.$D7]*[.H7]" office:value-type="currency" office:currency="USD" office:value="856.9" calcext:value-type="currency">
            <text:p>$856.90</text:p>
          </table:table-cell>
          <table:table-cell table:formula="of:=[.$D7]*[.I7]" office:value-type="currency" office:currency="USD" office:value="543.4" calcext:value-type="currency">
            <text:p>$543.40</text:p>
          </table:table-cell>
          <table:table-cell table:formula="of:=0.5*[.$D7]*[.J7]" office:value-type="currency" office:currency="USD" office:value="62.7" calcext:value-type="currency">
            <text:p>$62.70</text:p>
          </table:table-cell>
          <table:table-cell table:formula="of:=0.5*[.$D7]*[.K7]" office:value-type="currency" office:currency="USD" office:value="52.25" calcext:value-type="currency">
            <text:p>$52.25</text:p>
          </table:table-cell>
          <table:table-cell table:formula="of:=0.5*[.$D7]*[.L7]" office:value-type="currency" office:currency="USD" office:value="41.8" calcext:value-type="currency">
            <text:p>$41.80</text:p>
          </table:table-cell>
          <table:table-cell table:formula="of:=0.5*[.$D7]*[.M7]" office:value-type="currency" office:currency="USD" office:value="10.45" calcext:value-type="currency">
            <text:p>$10.45</text:p>
          </table:table-cell>
          <table:table-cell table:formula="of:=0.5*[.$D7]*[.N7]" office:value-type="currency" office:currency="USD" office:value="0" calcext:value-type="currency">
            <text:p>$0.00</text:p>
          </table:table-cell>
          <table:table-cell table:formula="of:=SUM([.O7]+[.T7])" office:value-type="currency" office:currency="USD" office:value="1024.1" calcext:value-type="currency">
            <text:p>$1,024.10</text:p>
          </table:table-cell>
          <table:table-cell table:formula="of:=SUM([.P7]+[.U7])" office:value-type="currency" office:currency="USD" office:value="992.75" calcext:value-type="currency">
            <text:p>$992.75</text:p>
          </table:table-cell>
          <table:table-cell table:formula="of:=SUM([.Q7]+[.V7])" office:value-type="currency" office:currency="USD" office:value="961.4" calcext:value-type="currency">
            <text:p>$961.40</text:p>
          </table:table-cell>
          <table:table-cell table:formula="of:=SUM([.R7]+[.W7])" office:value-type="currency" office:currency="USD" office:value="867.35" calcext:value-type="currency">
            <text:p>$867.35</text:p>
          </table:table-cell>
          <table:table-cell table:formula="of:=SUM([.S7]+[.X7])" office:value-type="currency" office:currency="USD" office:value="543.4" calcext:value-type="currency">
            <text:p>$543.40</text:p>
          </table:table-cell>
          <table:table-cell/>
          <table:table-cell table:formula="of:=SUM([.O7]+[.P7]+[.Q7]+[.R7]+[.S7])" office:value-type="currency" office:currency="USD" office:value="4221.8" calcext:value-type="currency">
            <text:p>$4,221.80</text:p>
          </table:table-cell>
          <table:table-cell/>
          <table:table-cell table:formula="of:=SUM([.T7:.X7])" office:value-type="currency" office:currency="USD" office:value="167.2" calcext:value-type="currency">
            <text:p>$167.20</text:p>
          </table:table-cell>
          <table:table-cell/>
          <table:table-cell table:formula="of:=SUM([.AE7]+[.AG7])" office:value-type="float" office:value="4389" calcext:value-type="float">
            <text:p>4,389.00</text:p>
          </table:table-cell>
          <table:table-cell table:number-columns-repeated="98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yle</text:p>
          </table:table-cell>
          <table:table-cell office:value-type="currency" office:currency="USD" office:value="21.9" calcext:value-type="currency">
            <text:p>$21.9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IF([.E8]&gt;40;[.E8]-40;0)" office:value-type="float" office:value="0" calcext:value-type="float">
            <text:p>0</text:p>
          </table:table-cell>
          <table:table-cell table:formula="of:=IF([.F8]&gt;40;[.F8]-40;0)" office:value-type="float" office:value="7" calcext:value-type="float">
            <text:p>7</text:p>
          </table:table-cell>
          <table:table-cell table:formula="of:=IF([.G8]&gt;40;[.G8]-40;0)" office:value-type="float" office:value="5" calcext:value-type="float">
            <text:p>5</text:p>
          </table:table-cell>
          <table:table-cell table:formula="of:=IF([.H8]&gt;40;[.H8]-40;0)" office:value-type="float" office:value="5" calcext:value-type="float">
            <text:p>5</text:p>
          </table:table-cell>
          <table:table-cell table:formula="of:=IF([.I8]&gt;40;[.I8]-40;0)" office:value-type="float" office:value="0" calcext:value-type="float">
            <text:p>0</text:p>
          </table:table-cell>
          <table:table-cell table:formula="of:=[.$D8]*[.E8]" office:value-type="currency" office:currency="USD" office:value="766.5" calcext:value-type="currency">
            <text:p>$766.50</text:p>
          </table:table-cell>
          <table:table-cell table:formula="of:=[.$D8]*[.F8]" office:value-type="currency" office:currency="USD" office:value="1029.3" calcext:value-type="currency">
            <text:p>$1,029.30</text:p>
          </table:table-cell>
          <table:table-cell table:formula="of:=[.$D8]*[.G8]" office:value-type="currency" office:currency="USD" office:value="985.5" calcext:value-type="currency">
            <text:p>$985.50</text:p>
          </table:table-cell>
          <table:table-cell table:formula="of:=[.$D8]*[.H8]" office:value-type="currency" office:currency="USD" office:value="985.5" calcext:value-type="currency">
            <text:p>$985.50</text:p>
          </table:table-cell>
          <table:table-cell table:formula="of:=[.$D8]*[.I8]" office:value-type="currency" office:currency="USD" office:value="503.7" calcext:value-type="currency">
            <text:p>$503.70</text:p>
          </table:table-cell>
          <table:table-cell table:formula="of:=0.5*[.$D8]*[.J8]" office:value-type="currency" office:currency="USD" office:value="0" calcext:value-type="currency">
            <text:p>$0.00</text:p>
          </table:table-cell>
          <table:table-cell table:formula="of:=0.5*[.$D8]*[.K8]" office:value-type="currency" office:currency="USD" office:value="76.65" calcext:value-type="currency">
            <text:p>$76.65</text:p>
          </table:table-cell>
          <table:table-cell table:formula="of:=0.5*[.$D8]*[.L8]" office:value-type="currency" office:currency="USD" office:value="54.75" calcext:value-type="currency">
            <text:p>$54.75</text:p>
          </table:table-cell>
          <table:table-cell table:formula="of:=0.5*[.$D8]*[.M8]" office:value-type="currency" office:currency="USD" office:value="54.75" calcext:value-type="currency">
            <text:p>$54.75</text:p>
          </table:table-cell>
          <table:table-cell table:formula="of:=0.5*[.$D8]*[.N8]" office:value-type="currency" office:currency="USD" office:value="0" calcext:value-type="currency">
            <text:p>$0.00</text:p>
          </table:table-cell>
          <table:table-cell table:formula="of:=SUM([.O8]+[.T8])" office:value-type="currency" office:currency="USD" office:value="766.5" calcext:value-type="currency">
            <text:p>$766.50</text:p>
          </table:table-cell>
          <table:table-cell table:formula="of:=SUM([.P8]+[.U8])" office:value-type="currency" office:currency="USD" office:value="1105.95" calcext:value-type="currency">
            <text:p>$1,105.95</text:p>
          </table:table-cell>
          <table:table-cell table:formula="of:=SUM([.Q8]+[.V8])" office:value-type="currency" office:currency="USD" office:value="1040.25" calcext:value-type="currency">
            <text:p>$1,040.25</text:p>
          </table:table-cell>
          <table:table-cell table:formula="of:=SUM([.R8]+[.W8])" office:value-type="currency" office:currency="USD" office:value="1040.25" calcext:value-type="currency">
            <text:p>$1,040.25</text:p>
          </table:table-cell>
          <table:table-cell table:formula="of:=SUM([.S8]+[.X8])" office:value-type="currency" office:currency="USD" office:value="503.7" calcext:value-type="currency">
            <text:p>$503.70</text:p>
          </table:table-cell>
          <table:table-cell/>
          <table:table-cell table:formula="of:=SUM([.O8]+[.P8]+[.Q8]+[.R8]+[.S8])" office:value-type="currency" office:currency="USD" office:value="4270.5" calcext:value-type="currency">
            <text:p>$4,270.50</text:p>
          </table:table-cell>
          <table:table-cell/>
          <table:table-cell table:formula="of:=SUM([.T8:.X8])" office:value-type="currency" office:currency="USD" office:value="186.15" calcext:value-type="currency">
            <text:p>$186.15</text:p>
          </table:table-cell>
          <table:table-cell/>
          <table:table-cell table:formula="of:=SUM([.AE8]+[.AG8])" office:value-type="float" office:value="4456.65" calcext:value-type="float">
            <text:p>4,456.65</text:p>
          </table:table-cell>
          <table:table-cell table:number-columns-repeated="98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Monica</text:p>
          </table:table-cell>
          <table:table-cell office:value-type="currency" office:currency="USD" office:value="22.9" calcext:value-type="currency">
            <text:p>$22.9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[.E9]&gt;40;[.E9]-40;0)" office:value-type="float" office:value="11" calcext:value-type="float">
            <text:p>11</text:p>
          </table:table-cell>
          <table:table-cell table:formula="of:=IF([.F9]&gt;40;[.F9]-40;0)" office:value-type="float" office:value="7" calcext:value-type="float">
            <text:p>7</text:p>
          </table:table-cell>
          <table:table-cell table:formula="of:=IF([.G9]&gt;40;[.G9]-40;0)" office:value-type="float" office:value="6" calcext:value-type="float">
            <text:p>6</text:p>
          </table:table-cell>
          <table:table-cell table:formula="of:=IF([.H9]&gt;40;[.H9]-40;0)" office:value-type="float" office:value="2" calcext:value-type="float">
            <text:p>2</text:p>
          </table:table-cell>
          <table:table-cell table:formula="of:=IF([.I9]&gt;40;[.I9]-40;0)" office:value-type="float" office:value="0" calcext:value-type="float">
            <text:p>0</text:p>
          </table:table-cell>
          <table:table-cell table:formula="of:=[.$D9]*[.E9]" office:value-type="currency" office:currency="USD" office:value="1167.9" calcext:value-type="currency">
            <text:p>$1,167.90</text:p>
          </table:table-cell>
          <table:table-cell table:formula="of:=[.$D9]*[.F9]" office:value-type="currency" office:currency="USD" office:value="1076.3" calcext:value-type="currency">
            <text:p>$1,076.30</text:p>
          </table:table-cell>
          <table:table-cell table:formula="of:=[.$D9]*[.G9]" office:value-type="currency" office:currency="USD" office:value="1053.4" calcext:value-type="currency">
            <text:p>$1,053.40</text:p>
          </table:table-cell>
          <table:table-cell table:formula="of:=[.$D9]*[.H9]" office:value-type="currency" office:currency="USD" office:value="961.8" calcext:value-type="currency">
            <text:p>$961.80</text:p>
          </table:table-cell>
          <table:table-cell table:formula="of:=[.$D9]*[.I9]" office:value-type="currency" office:currency="USD" office:value="572.5" calcext:value-type="currency">
            <text:p>$572.50</text:p>
          </table:table-cell>
          <table:table-cell table:formula="of:=0.5*[.$D9]*[.J9]" office:value-type="currency" office:currency="USD" office:value="125.95" calcext:value-type="currency">
            <text:p>$125.95</text:p>
          </table:table-cell>
          <table:table-cell table:formula="of:=0.5*[.$D9]*[.K9]" office:value-type="currency" office:currency="USD" office:value="80.15" calcext:value-type="currency">
            <text:p>$80.15</text:p>
          </table:table-cell>
          <table:table-cell table:formula="of:=0.5*[.$D9]*[.L9]" office:value-type="currency" office:currency="USD" office:value="68.7" calcext:value-type="currency">
            <text:p>$68.70</text:p>
          </table:table-cell>
          <table:table-cell table:formula="of:=0.5*[.$D9]*[.M9]" office:value-type="currency" office:currency="USD" office:value="22.9" calcext:value-type="currency">
            <text:p>$22.90</text:p>
          </table:table-cell>
          <table:table-cell table:formula="of:=0.5*[.$D9]*[.N9]" office:value-type="currency" office:currency="USD" office:value="0" calcext:value-type="currency">
            <text:p>$0.00</text:p>
          </table:table-cell>
          <table:table-cell table:formula="of:=SUM([.O9]+[.T9])" office:value-type="currency" office:currency="USD" office:value="1293.85" calcext:value-type="currency">
            <text:p>$1,293.85</text:p>
          </table:table-cell>
          <table:table-cell table:formula="of:=SUM([.P9]+[.U9])" office:value-type="currency" office:currency="USD" office:value="1156.45" calcext:value-type="currency">
            <text:p>$1,156.45</text:p>
          </table:table-cell>
          <table:table-cell table:formula="of:=SUM([.Q9]+[.V9])" office:value-type="currency" office:currency="USD" office:value="1122.1" calcext:value-type="currency">
            <text:p>$1,122.10</text:p>
          </table:table-cell>
          <table:table-cell table:formula="of:=SUM([.R9]+[.W9])" office:value-type="currency" office:currency="USD" office:value="984.7" calcext:value-type="currency">
            <text:p>$984.70</text:p>
          </table:table-cell>
          <table:table-cell table:formula="of:=SUM([.S9]+[.X9])" office:value-type="currency" office:currency="USD" office:value="572.5" calcext:value-type="currency">
            <text:p>$572.50</text:p>
          </table:table-cell>
          <table:table-cell/>
          <table:table-cell table:formula="of:=SUM([.O9]+[.P9]+[.Q9]+[.R9]+[.S9])" office:value-type="currency" office:currency="USD" office:value="4831.9" calcext:value-type="currency">
            <text:p>$4,831.90</text:p>
          </table:table-cell>
          <table:table-cell/>
          <table:table-cell table:formula="of:=SUM([.T9:.X9])" office:value-type="currency" office:currency="USD" office:value="297.7" calcext:value-type="currency">
            <text:p>$297.70</text:p>
          </table:table-cell>
          <table:table-cell/>
          <table:table-cell table:formula="of:=SUM([.AE9]+[.AG9])" office:value-type="float" office:value="5129.6" calcext:value-type="float">
            <text:p>5,129.60</text:p>
          </table:table-cell>
          <table:table-cell table:number-columns-repeated="98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Katrina</text:p>
          </table:table-cell>
          <table:table-cell office:value-type="currency" office:currency="USD" office:value="23.9" calcext:value-type="currency">
            <text:p>$23.9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IF([.E10]&gt;40;[.E10]-40;0)" office:value-type="float" office:value="15" calcext:value-type="float">
            <text:p>15</text:p>
          </table:table-cell>
          <table:table-cell table:formula="of:=IF([.F10]&gt;40;[.F10]-40;0)" office:value-type="float" office:value="6" calcext:value-type="float">
            <text:p>6</text:p>
          </table:table-cell>
          <table:table-cell table:formula="of:=IF([.G10]&gt;40;[.G10]-40;0)" office:value-type="float" office:value="7" calcext:value-type="float">
            <text:p>7</text:p>
          </table:table-cell>
          <table:table-cell table:formula="of:=IF([.H10]&gt;40;[.H10]-40;0)" office:value-type="float" office:value="0" calcext:value-type="float">
            <text:p>0</text:p>
          </table:table-cell>
          <table:table-cell table:formula="of:=IF([.I10]&gt;40;[.I10]-40;0)" office:value-type="float" office:value="0" calcext:value-type="float">
            <text:p>0</text:p>
          </table:table-cell>
          <table:table-cell table:formula="of:=[.$D10]*[.E10]" office:value-type="currency" office:currency="USD" office:value="1314.5" calcext:value-type="currency">
            <text:p>$1,314.50</text:p>
          </table:table-cell>
          <table:table-cell table:formula="of:=[.$D10]*[.F10]" office:value-type="currency" office:currency="USD" office:value="1099.4" calcext:value-type="currency">
            <text:p>$1,099.40</text:p>
          </table:table-cell>
          <table:table-cell table:formula="of:=[.$D10]*[.G10]" office:value-type="currency" office:currency="USD" office:value="1123.3" calcext:value-type="currency">
            <text:p>$1,123.30</text:p>
          </table:table-cell>
          <table:table-cell table:formula="of:=[.$D10]*[.H10]" office:value-type="currency" office:currency="USD" office:value="286.8" calcext:value-type="currency">
            <text:p>$286.80</text:p>
          </table:table-cell>
          <table:table-cell table:formula="of:=[.$D10]*[.I10]" office:value-type="currency" office:currency="USD" office:value="549.7" calcext:value-type="currency">
            <text:p>$549.70</text:p>
          </table:table-cell>
          <table:table-cell table:formula="of:=0.5*[.$D10]*[.J10]" office:value-type="currency" office:currency="USD" office:value="179.25" calcext:value-type="currency">
            <text:p>$179.25</text:p>
          </table:table-cell>
          <table:table-cell table:formula="of:=0.5*[.$D10]*[.K10]" office:value-type="currency" office:currency="USD" office:value="71.7" calcext:value-type="currency">
            <text:p>$71.70</text:p>
          </table:table-cell>
          <table:table-cell table:formula="of:=0.5*[.$D10]*[.L10]" office:value-type="currency" office:currency="USD" office:value="83.65" calcext:value-type="currency">
            <text:p>$83.65</text:p>
          </table:table-cell>
          <table:table-cell table:formula="of:=0.5*[.$D10]*[.M10]" office:value-type="currency" office:currency="USD" office:value="0" calcext:value-type="currency">
            <text:p>$0.00</text:p>
          </table:table-cell>
          <table:table-cell table:formula="of:=0.5*[.$D10]*[.N10]" office:value-type="currency" office:currency="USD" office:value="0" calcext:value-type="currency">
            <text:p>$0.00</text:p>
          </table:table-cell>
          <table:table-cell table:formula="of:=SUM([.O10]+[.T10])" office:value-type="currency" office:currency="USD" office:value="1493.75" calcext:value-type="currency">
            <text:p>$1,493.75</text:p>
          </table:table-cell>
          <table:table-cell table:formula="of:=SUM([.P10]+[.U10])" office:value-type="currency" office:currency="USD" office:value="1171.1" calcext:value-type="currency">
            <text:p>$1,171.10</text:p>
          </table:table-cell>
          <table:table-cell table:formula="of:=SUM([.Q10]+[.V10])" office:value-type="currency" office:currency="USD" office:value="1206.95" calcext:value-type="currency">
            <text:p>$1,206.95</text:p>
          </table:table-cell>
          <table:table-cell table:formula="of:=SUM([.R10]+[.W10])" office:value-type="currency" office:currency="USD" office:value="286.8" calcext:value-type="currency">
            <text:p>$286.80</text:p>
          </table:table-cell>
          <table:table-cell table:formula="of:=SUM([.S10]+[.X10])" office:value-type="currency" office:currency="USD" office:value="549.7" calcext:value-type="currency">
            <text:p>$549.70</text:p>
          </table:table-cell>
          <table:table-cell/>
          <table:table-cell table:formula="of:=SUM([.O10]+[.P10]+[.Q10]+[.R10]+[.S10])" office:value-type="currency" office:currency="USD" office:value="4373.7" calcext:value-type="currency">
            <text:p>$4,373.70</text:p>
          </table:table-cell>
          <table:table-cell/>
          <table:table-cell table:formula="of:=SUM([.T10:.X10])" office:value-type="currency" office:currency="USD" office:value="334.6" calcext:value-type="currency">
            <text:p>$334.60</text:p>
          </table:table-cell>
          <table:table-cell/>
          <table:table-cell table:formula="of:=SUM([.AE10]+[.AG10])" office:value-type="float" office:value="4708.3" calcext:value-type="float">
            <text:p>4,708.30</text:p>
          </table:table-cell>
          <table:table-cell table:number-columns-repeated="98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mali</text:p>
          </table:table-cell>
          <table:table-cell office:value-type="currency" office:currency="USD" office:value="24.9" calcext:value-type="currency">
            <text:p>$24.9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[.E11]&gt;40;[.E11]-40;0)" office:value-type="float" office:value="5" calcext:value-type="float">
            <text:p>5</text:p>
          </table:table-cell>
          <table:table-cell table:formula="of:=IF([.F11]&gt;40;[.F11]-40;0)" office:value-type="float" office:value="2" calcext:value-type="float">
            <text:p>2</text:p>
          </table:table-cell>
          <table:table-cell table:formula="of:=IF([.G11]&gt;40;[.G11]-40;0)" office:value-type="float" office:value="8" calcext:value-type="float">
            <text:p>8</text:p>
          </table:table-cell>
          <table:table-cell table:formula="of:=IF([.H11]&gt;40;[.H11]-40;0)" office:value-type="float" office:value="0" calcext:value-type="float">
            <text:p>0</text:p>
          </table:table-cell>
          <table:table-cell table:formula="of:=IF([.I11]&gt;40;[.I11]-40;0)" office:value-type="float" office:value="0" calcext:value-type="float">
            <text:p>0</text:p>
          </table:table-cell>
          <table:table-cell table:formula="of:=[.$D11]*[.E11]" office:value-type="currency" office:currency="USD" office:value="1120.5" calcext:value-type="currency">
            <text:p>$1,120.50</text:p>
          </table:table-cell>
          <table:table-cell table:formula="of:=[.$D11]*[.F11]" office:value-type="currency" office:currency="USD" office:value="1045.8" calcext:value-type="currency">
            <text:p>$1,045.80</text:p>
          </table:table-cell>
          <table:table-cell table:formula="of:=[.$D11]*[.G11]" office:value-type="currency" office:currency="USD" office:value="1195.2" calcext:value-type="currency">
            <text:p>$1,195.20</text:p>
          </table:table-cell>
          <table:table-cell table:formula="of:=[.$D11]*[.H11]" office:value-type="currency" office:currency="USD" office:value="249" calcext:value-type="currency">
            <text:p>$249.00</text:p>
          </table:table-cell>
          <table:table-cell table:formula="of:=[.$D11]*[.I11]" office:value-type="currency" office:currency="USD" office:value="448.2" calcext:value-type="currency">
            <text:p>$448.20</text:p>
          </table:table-cell>
          <table:table-cell table:formula="of:=0.5*[.$D11]*[.J11]" office:value-type="currency" office:currency="USD" office:value="62.25" calcext:value-type="currency">
            <text:p>$62.25</text:p>
          </table:table-cell>
          <table:table-cell table:formula="of:=0.5*[.$D11]*[.K11]" office:value-type="currency" office:currency="USD" office:value="24.9" calcext:value-type="currency">
            <text:p>$24.90</text:p>
          </table:table-cell>
          <table:table-cell table:formula="of:=0.5*[.$D11]*[.L11]" office:value-type="currency" office:currency="USD" office:value="99.6" calcext:value-type="currency">
            <text:p>$99.60</text:p>
          </table:table-cell>
          <table:table-cell table:formula="of:=0.5*[.$D11]*[.M11]" office:value-type="currency" office:currency="USD" office:value="0" calcext:value-type="currency">
            <text:p>$0.00</text:p>
          </table:table-cell>
          <table:table-cell table:formula="of:=0.5*[.$D11]*[.N11]" office:value-type="currency" office:currency="USD" office:value="0" calcext:value-type="currency">
            <text:p>$0.00</text:p>
          </table:table-cell>
          <table:table-cell table:formula="of:=SUM([.O11]+[.T11])" office:value-type="currency" office:currency="USD" office:value="1182.75" calcext:value-type="currency">
            <text:p>$1,182.75</text:p>
          </table:table-cell>
          <table:table-cell table:formula="of:=SUM([.P11]+[.U11])" office:value-type="currency" office:currency="USD" office:value="1070.7" calcext:value-type="currency">
            <text:p>$1,070.70</text:p>
          </table:table-cell>
          <table:table-cell table:formula="of:=SUM([.Q11]+[.V11])" office:value-type="currency" office:currency="USD" office:value="1294.8" calcext:value-type="currency">
            <text:p>$1,294.80</text:p>
          </table:table-cell>
          <table:table-cell table:formula="of:=SUM([.R11]+[.W11])" office:value-type="currency" office:currency="USD" office:value="249" calcext:value-type="currency">
            <text:p>$249.00</text:p>
          </table:table-cell>
          <table:table-cell table:formula="of:=SUM([.S11]+[.X11])" office:value-type="currency" office:currency="USD" office:value="448.2" calcext:value-type="currency">
            <text:p>$448.20</text:p>
          </table:table-cell>
          <table:table-cell/>
          <table:table-cell table:formula="of:=SUM([.O11]+[.P11]+[.Q11]+[.R11]+[.S11])" office:value-type="currency" office:currency="USD" office:value="4058.7" calcext:value-type="currency">
            <text:p>$4,058.70</text:p>
          </table:table-cell>
          <table:table-cell/>
          <table:table-cell table:formula="of:=SUM([.T11:.X11])" office:value-type="currency" office:currency="USD" office:value="186.75" calcext:value-type="currency">
            <text:p>$186.75</text:p>
          </table:table-cell>
          <table:table-cell/>
          <table:table-cell table:formula="of:=SUM([.AE11]+[.AG11])" office:value-type="float" office:value="4245.45" calcext:value-type="float">
            <text:p>4,245.45</text:p>
          </table:table-cell>
          <table:table-cell table:number-columns-repeated="98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nadetta</text:p>
          </table:table-cell>
          <table:table-cell office:value-type="string" calcext:value-type="string">
            <text:p>Mary</text:p>
          </table:table-cell>
          <table:table-cell office:value-type="currency" office:currency="USD" office:value="25.9" calcext:value-type="currency">
            <text:p>$25.9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IF([.E12]&gt;40;[.E12]-40;0)" office:value-type="float" office:value="3" calcext:value-type="float">
            <text:p>3</text:p>
          </table:table-cell>
          <table:table-cell table:formula="of:=IF([.F12]&gt;40;[.F12]-40;0)" office:value-type="float" office:value="7" calcext:value-type="float">
            <text:p>7</text:p>
          </table:table-cell>
          <table:table-cell table:formula="of:=IF([.G12]&gt;40;[.G12]-40;0)" office:value-type="float" office:value="9" calcext:value-type="float">
            <text:p>9</text:p>
          </table:table-cell>
          <table:table-cell table:formula="of:=IF([.H12]&gt;40;[.H12]-40;0)" office:value-type="float" office:value="3" calcext:value-type="float">
            <text:p>3</text:p>
          </table:table-cell>
          <table:table-cell table:formula="of:=IF([.I12]&gt;40;[.I12]-40;0)" office:value-type="float" office:value="8" calcext:value-type="float">
            <text:p>8</text:p>
          </table:table-cell>
          <table:table-cell table:formula="of:=[.$D12]*[.E12]" office:value-type="currency" office:currency="USD" office:value="1113.7" calcext:value-type="currency">
            <text:p>$1,113.70</text:p>
          </table:table-cell>
          <table:table-cell table:formula="of:=[.$D12]*[.F12]" office:value-type="currency" office:currency="USD" office:value="1217.3" calcext:value-type="currency">
            <text:p>$1,217.30</text:p>
          </table:table-cell>
          <table:table-cell table:formula="of:=[.$D12]*[.G12]" office:value-type="currency" office:currency="USD" office:value="1269.1" calcext:value-type="currency">
            <text:p>$1,269.10</text:p>
          </table:table-cell>
          <table:table-cell table:formula="of:=[.$D12]*[.H12]" office:value-type="currency" office:currency="USD" office:value="1113.7" calcext:value-type="currency">
            <text:p>$1,113.70</text:p>
          </table:table-cell>
          <table:table-cell table:formula="of:=[.$D12]*[.I12]" office:value-type="currency" office:currency="USD" office:value="1243.2" calcext:value-type="currency">
            <text:p>$1,243.20</text:p>
          </table:table-cell>
          <table:table-cell table:formula="of:=0.5*[.$D12]*[.J12]" office:value-type="currency" office:currency="USD" office:value="38.85" calcext:value-type="currency">
            <text:p>$38.85</text:p>
          </table:table-cell>
          <table:table-cell table:formula="of:=0.5*[.$D12]*[.K12]" office:value-type="currency" office:currency="USD" office:value="90.65" calcext:value-type="currency">
            <text:p>$90.65</text:p>
          </table:table-cell>
          <table:table-cell table:formula="of:=0.5*[.$D12]*[.L12]" office:value-type="currency" office:currency="USD" office:value="116.55" calcext:value-type="currency">
            <text:p>$116.55</text:p>
          </table:table-cell>
          <table:table-cell table:formula="of:=0.5*[.$D12]*[.M12]" office:value-type="currency" office:currency="USD" office:value="38.85" calcext:value-type="currency">
            <text:p>$38.85</text:p>
          </table:table-cell>
          <table:table-cell table:formula="of:=0.5*[.$D12]*[.N12]" office:value-type="currency" office:currency="USD" office:value="103.6" calcext:value-type="currency">
            <text:p>$103.60</text:p>
          </table:table-cell>
          <table:table-cell table:formula="of:=SUM([.O12]+[.T12])" office:value-type="currency" office:currency="USD" office:value="1152.55" calcext:value-type="currency">
            <text:p>$1,152.55</text:p>
          </table:table-cell>
          <table:table-cell table:formula="of:=SUM([.P12]+[.U12])" office:value-type="currency" office:currency="USD" office:value="1307.95" calcext:value-type="currency">
            <text:p>$1,307.95</text:p>
          </table:table-cell>
          <table:table-cell table:formula="of:=SUM([.Q12]+[.V12])" office:value-type="currency" office:currency="USD" office:value="1385.65" calcext:value-type="currency">
            <text:p>$1,385.65</text:p>
          </table:table-cell>
          <table:table-cell table:formula="of:=SUM([.R12]+[.W12])" office:value-type="currency" office:currency="USD" office:value="1152.55" calcext:value-type="currency">
            <text:p>$1,152.55</text:p>
          </table:table-cell>
          <table:table-cell table:formula="of:=SUM([.S12]+[.X12])" office:value-type="currency" office:currency="USD" office:value="1346.8" calcext:value-type="currency">
            <text:p>$1,346.80</text:p>
          </table:table-cell>
          <table:table-cell/>
          <table:table-cell table:formula="of:=SUM([.O12]+[.P12]+[.Q12]+[.R12]+[.S12])" office:value-type="currency" office:currency="USD" office:value="5957" calcext:value-type="currency">
            <text:p>$5,957.00</text:p>
          </table:table-cell>
          <table:table-cell/>
          <table:table-cell table:formula="of:=SUM([.T12:.X12])" office:value-type="currency" office:currency="USD" office:value="388.5" calcext:value-type="currency">
            <text:p>$388.50</text:p>
          </table:table-cell>
          <table:table-cell/>
          <table:table-cell table:formula="of:=SUM([.AE12]+[.AG12])" office:value-type="float" office:value="6345.5" calcext:value-type="float">
            <text:p>6,345.50</text:p>
          </table:table-cell>
          <table:table-cell table:number-columns-repeated="98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nard</text:p>
          </table:table-cell>
          <table:table-cell office:value-type="string" calcext:value-type="string">
            <text:p>Pius</text:p>
          </table:table-cell>
          <table:table-cell office:value-type="currency" office:currency="USD" office:value="26.9" calcext:value-type="currency">
            <text:p>$26.9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IF([.E13]&gt;40;[.E13]-40;0)" office:value-type="float" office:value="3" calcext:value-type="float">
            <text:p>3</text:p>
          </table:table-cell>
          <table:table-cell table:formula="of:=IF([.F13]&gt;40;[.F13]-40;0)" office:value-type="float" office:value="4" calcext:value-type="float">
            <text:p>4</text:p>
          </table:table-cell>
          <table:table-cell table:formula="of:=IF([.G13]&gt;40;[.G13]-40;0)" office:value-type="float" office:value="10" calcext:value-type="float">
            <text:p>10</text:p>
          </table:table-cell>
          <table:table-cell table:formula="of:=IF([.H13]&gt;40;[.H13]-40;0)" office:value-type="float" office:value="2" calcext:value-type="float">
            <text:p>2</text:p>
          </table:table-cell>
          <table:table-cell table:formula="of:=IF([.I13]&gt;40;[.I13]-40;0)" office:value-type="float" office:value="6" calcext:value-type="float">
            <text:p>6</text:p>
          </table:table-cell>
          <table:table-cell table:formula="of:=[.$D13]*[.E13]" office:value-type="currency" office:currency="USD" office:value="1156.7" calcext:value-type="currency">
            <text:p>$1,156.70</text:p>
          </table:table-cell>
          <table:table-cell table:formula="of:=[.$D13]*[.F13]" office:value-type="currency" office:currency="USD" office:value="1183.6" calcext:value-type="currency">
            <text:p>$1,183.60</text:p>
          </table:table-cell>
          <table:table-cell table:formula="of:=[.$D13]*[.G13]" office:value-type="currency" office:currency="USD" office:value="1345" calcext:value-type="currency">
            <text:p>$1,345.00</text:p>
          </table:table-cell>
          <table:table-cell table:formula="of:=[.$D13]*[.H13]" office:value-type="currency" office:currency="USD" office:value="1129.8" calcext:value-type="currency">
            <text:p>$1,129.80</text:p>
          </table:table-cell>
          <table:table-cell table:formula="of:=[.$D13]*[.I13]" office:value-type="currency" office:currency="USD" office:value="1237.4" calcext:value-type="currency">
            <text:p>$1,237.40</text:p>
          </table:table-cell>
          <table:table-cell table:formula="of:=0.5*[.$D13]*[.J13]" office:value-type="currency" office:currency="USD" office:value="40.35" calcext:value-type="currency">
            <text:p>$40.35</text:p>
          </table:table-cell>
          <table:table-cell table:formula="of:=0.5*[.$D13]*[.K13]" office:value-type="currency" office:currency="USD" office:value="53.8" calcext:value-type="currency">
            <text:p>$53.80</text:p>
          </table:table-cell>
          <table:table-cell table:formula="of:=0.5*[.$D13]*[.L13]" office:value-type="currency" office:currency="USD" office:value="134.5" calcext:value-type="currency">
            <text:p>$134.50</text:p>
          </table:table-cell>
          <table:table-cell table:formula="of:=0.5*[.$D13]*[.M13]" office:value-type="currency" office:currency="USD" office:value="26.9" calcext:value-type="currency">
            <text:p>$26.90</text:p>
          </table:table-cell>
          <table:table-cell table:formula="of:=0.5*[.$D13]*[.N13]" office:value-type="currency" office:currency="USD" office:value="80.7" calcext:value-type="currency">
            <text:p>$80.70</text:p>
          </table:table-cell>
          <table:table-cell table:formula="of:=SUM([.O13]+[.T13])" office:value-type="currency" office:currency="USD" office:value="1197.05" calcext:value-type="currency">
            <text:p>$1,197.05</text:p>
          </table:table-cell>
          <table:table-cell table:formula="of:=SUM([.P13]+[.U13])" office:value-type="currency" office:currency="USD" office:value="1237.4" calcext:value-type="currency">
            <text:p>$1,237.40</text:p>
          </table:table-cell>
          <table:table-cell table:formula="of:=SUM([.Q13]+[.V13])" office:value-type="currency" office:currency="USD" office:value="1479.5" calcext:value-type="currency">
            <text:p>$1,479.50</text:p>
          </table:table-cell>
          <table:table-cell table:formula="of:=SUM([.R13]+[.W13])" office:value-type="currency" office:currency="USD" office:value="1156.7" calcext:value-type="currency">
            <text:p>$1,156.70</text:p>
          </table:table-cell>
          <table:table-cell table:formula="of:=SUM([.S13]+[.X13])" office:value-type="currency" office:currency="USD" office:value="1318.1" calcext:value-type="currency">
            <text:p>$1,318.10</text:p>
          </table:table-cell>
          <table:table-cell/>
          <table:table-cell table:formula="of:=SUM([.O13]+[.P13]+[.Q13]+[.R13]+[.S13])" office:value-type="currency" office:currency="USD" office:value="6052.5" calcext:value-type="currency">
            <text:p>$6,052.50</text:p>
          </table:table-cell>
          <table:table-cell/>
          <table:table-cell table:formula="of:=SUM([.T13:.X13])" office:value-type="currency" office:currency="USD" office:value="336.25" calcext:value-type="currency">
            <text:p>$336.25</text:p>
          </table:table-cell>
          <table:table-cell/>
          <table:table-cell table:formula="of:=SUM([.AE13]+[.AG13])" office:value-type="float" office:value="6388.75" calcext:value-type="float">
            <text:p>6,388.75</text:p>
          </table:table-cell>
          <table:table-cell table:number-columns-repeated="98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Rose</text:p>
          </table:table-cell>
          <table:table-cell office:value-type="currency" office:currency="USD" office:value="27.9" calcext:value-type="currency">
            <text:p>$27.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formula="of:=IF([.E14]&gt;40;[.E14]-40;0)" office:value-type="float" office:value="5" calcext:value-type="float">
            <text:p>5</text:p>
          </table:table-cell>
          <table:table-cell table:formula="of:=IF([.F14]&gt;40;[.F14]-40;0)" office:value-type="float" office:value="5" calcext:value-type="float">
            <text:p>5</text:p>
          </table:table-cell>
          <table:table-cell table:formula="of:=IF([.G14]&gt;40;[.G14]-40;0)" office:value-type="float" office:value="11" calcext:value-type="float">
            <text:p>11</text:p>
          </table:table-cell>
          <table:table-cell table:formula="of:=IF([.H14]&gt;40;[.H14]-40;0)" office:value-type="float" office:value="0" calcext:value-type="float">
            <text:p>0</text:p>
          </table:table-cell>
          <table:table-cell table:formula="of:=IF([.I14]&gt;40;[.I14]-40;0)" office:value-type="float" office:value="2" calcext:value-type="float">
            <text:p>2</text:p>
          </table:table-cell>
          <table:table-cell table:formula="of:=[.$D14]*[.E14]" office:value-type="currency" office:currency="USD" office:value="1255.5" calcext:value-type="currency">
            <text:p>$1,255.50</text:p>
          </table:table-cell>
          <table:table-cell table:formula="of:=[.$D14]*[.F14]" office:value-type="currency" office:currency="USD" office:value="1255.5" calcext:value-type="currency">
            <text:p>$1,255.50</text:p>
          </table:table-cell>
          <table:table-cell table:formula="of:=[.$D14]*[.G14]" office:value-type="currency" office:currency="USD" office:value="1422.9" calcext:value-type="currency">
            <text:p>$1,422.90</text:p>
          </table:table-cell>
          <table:table-cell table:formula="of:=[.$D14]*[.H14]" office:value-type="currency" office:currency="USD" office:value="279" calcext:value-type="currency">
            <text:p>$279.00</text:p>
          </table:table-cell>
          <table:table-cell table:formula="of:=[.$D14]*[.I14]" office:value-type="currency" office:currency="USD" office:value="1171.8" calcext:value-type="currency">
            <text:p>$1,171.80</text:p>
          </table:table-cell>
          <table:table-cell table:formula="of:=0.5*[.$D14]*[.J14]" office:value-type="currency" office:currency="USD" office:value="69.75" calcext:value-type="currency">
            <text:p>$69.75</text:p>
          </table:table-cell>
          <table:table-cell table:formula="of:=0.5*[.$D14]*[.K14]" office:value-type="currency" office:currency="USD" office:value="69.75" calcext:value-type="currency">
            <text:p>$69.75</text:p>
          </table:table-cell>
          <table:table-cell table:formula="of:=0.5*[.$D14]*[.L14]" office:value-type="currency" office:currency="USD" office:value="153.45" calcext:value-type="currency">
            <text:p>$153.45</text:p>
          </table:table-cell>
          <table:table-cell table:formula="of:=0.5*[.$D14]*[.M14]" office:value-type="currency" office:currency="USD" office:value="0" calcext:value-type="currency">
            <text:p>$0.00</text:p>
          </table:table-cell>
          <table:table-cell table:formula="of:=0.5*[.$D14]*[.N14]" office:value-type="currency" office:currency="USD" office:value="27.9" calcext:value-type="currency">
            <text:p>$27.90</text:p>
          </table:table-cell>
          <table:table-cell table:formula="of:=SUM([.O14]+[.T14])" office:value-type="currency" office:currency="USD" office:value="1325.25" calcext:value-type="currency">
            <text:p>$1,325.25</text:p>
          </table:table-cell>
          <table:table-cell table:formula="of:=SUM([.P14]+[.U14])" office:value-type="currency" office:currency="USD" office:value="1325.25" calcext:value-type="currency">
            <text:p>$1,325.25</text:p>
          </table:table-cell>
          <table:table-cell table:formula="of:=SUM([.Q14]+[.V14])" office:value-type="currency" office:currency="USD" office:value="1576.35" calcext:value-type="currency">
            <text:p>$1,576.35</text:p>
          </table:table-cell>
          <table:table-cell table:formula="of:=SUM([.R14]+[.W14])" office:value-type="currency" office:currency="USD" office:value="279" calcext:value-type="currency">
            <text:p>$279.00</text:p>
          </table:table-cell>
          <table:table-cell table:formula="of:=SUM([.S14]+[.X14])" office:value-type="currency" office:currency="USD" office:value="1199.7" calcext:value-type="currency">
            <text:p>$1,199.70</text:p>
          </table:table-cell>
          <table:table-cell/>
          <table:table-cell table:formula="of:=SUM([.O14]+[.P14]+[.Q14]+[.R14]+[.S14])" office:value-type="currency" office:currency="USD" office:value="5384.7" calcext:value-type="currency">
            <text:p>$5,384.70</text:p>
          </table:table-cell>
          <table:table-cell/>
          <table:table-cell table:formula="of:=SUM([.T14:.X14])" office:value-type="currency" office:currency="USD" office:value="320.85" calcext:value-type="currency">
            <text:p>$320.85</text:p>
          </table:table-cell>
          <table:table-cell/>
          <table:table-cell table:formula="of:=SUM([.AE14]+[.AG14])" office:value-type="float" office:value="5705.55" calcext:value-type="float">
            <text:p>5,705.55</text:p>
          </table:table-cell>
          <table:table-cell table:number-columns-repeated="98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Pauline</text:p>
          </table:table-cell>
          <table:table-cell office:value-type="currency" office:currency="USD" office:value="28.9" calcext:value-type="currency">
            <text:p>$28.9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formula="of:=IF([.E15]&gt;40;[.E15]-40;0)" office:value-type="float" office:value="1" calcext:value-type="float">
            <text:p>1</text:p>
          </table:table-cell>
          <table:table-cell table:formula="of:=IF([.F15]&gt;40;[.F15]-40;0)" office:value-type="float" office:value="6" calcext:value-type="float">
            <text:p>6</text:p>
          </table:table-cell>
          <table:table-cell table:formula="of:=IF([.G15]&gt;40;[.G15]-40;0)" office:value-type="float" office:value="12" calcext:value-type="float">
            <text:p>12</text:p>
          </table:table-cell>
          <table:table-cell table:formula="of:=IF([.H15]&gt;40;[.H15]-40;0)" office:value-type="float" office:value="5" calcext:value-type="float">
            <text:p>5</text:p>
          </table:table-cell>
          <table:table-cell table:formula="of:=IF([.I15]&gt;40;[.I15]-40;0)" office:value-type="float" office:value="2" calcext:value-type="float">
            <text:p>2</text:p>
          </table:table-cell>
          <table:table-cell table:formula="of:=[.$D15]*[.E15]" office:value-type="currency" office:currency="USD" office:value="1184.9" calcext:value-type="currency">
            <text:p>$1,184.90</text:p>
          </table:table-cell>
          <table:table-cell table:formula="of:=[.$D15]*[.F15]" office:value-type="currency" office:currency="USD" office:value="1329.4" calcext:value-type="currency">
            <text:p>$1,329.40</text:p>
          </table:table-cell>
          <table:table-cell table:formula="of:=[.$D15]*[.G15]" office:value-type="currency" office:currency="USD" office:value="1502.8" calcext:value-type="currency">
            <text:p>$1,502.80</text:p>
          </table:table-cell>
          <table:table-cell table:formula="of:=[.$D15]*[.H15]" office:value-type="currency" office:currency="USD" office:value="1300.5" calcext:value-type="currency">
            <text:p>$1,300.50</text:p>
          </table:table-cell>
          <table:table-cell table:formula="of:=[.$D15]*[.I15]" office:value-type="currency" office:currency="USD" office:value="1213.8" calcext:value-type="currency">
            <text:p>$1,213.80</text:p>
          </table:table-cell>
          <table:table-cell table:formula="of:=0.5*[.$D15]*[.J15]" office:value-type="currency" office:currency="USD" office:value="14.45" calcext:value-type="currency">
            <text:p>$14.45</text:p>
          </table:table-cell>
          <table:table-cell table:formula="of:=0.5*[.$D15]*[.K15]" office:value-type="currency" office:currency="USD" office:value="86.7" calcext:value-type="currency">
            <text:p>$86.70</text:p>
          </table:table-cell>
          <table:table-cell table:formula="of:=0.5*[.$D15]*[.L15]" office:value-type="currency" office:currency="USD" office:value="173.4" calcext:value-type="currency">
            <text:p>$173.40</text:p>
          </table:table-cell>
          <table:table-cell table:formula="of:=0.5*[.$D15]*[.M15]" office:value-type="currency" office:currency="USD" office:value="72.25" calcext:value-type="currency">
            <text:p>$72.25</text:p>
          </table:table-cell>
          <table:table-cell table:formula="of:=0.5*[.$D15]*[.N15]" office:value-type="currency" office:currency="USD" office:value="28.9" calcext:value-type="currency">
            <text:p>$28.90</text:p>
          </table:table-cell>
          <table:table-cell table:formula="of:=SUM([.O15]+[.T15])" office:value-type="currency" office:currency="USD" office:value="1199.35" calcext:value-type="currency">
            <text:p>$1,199.35</text:p>
          </table:table-cell>
          <table:table-cell table:formula="of:=SUM([.P15]+[.U15])" office:value-type="currency" office:currency="USD" office:value="1416.1" calcext:value-type="currency">
            <text:p>$1,416.10</text:p>
          </table:table-cell>
          <table:table-cell table:formula="of:=SUM([.Q15]+[.V15])" office:value-type="currency" office:currency="USD" office:value="1676.2" calcext:value-type="currency">
            <text:p>$1,676.20</text:p>
          </table:table-cell>
          <table:table-cell table:formula="of:=SUM([.R15]+[.W15])" office:value-type="currency" office:currency="USD" office:value="1372.75" calcext:value-type="currency">
            <text:p>$1,372.75</text:p>
          </table:table-cell>
          <table:table-cell table:formula="of:=SUM([.S15]+[.X15])" office:value-type="currency" office:currency="USD" office:value="1242.7" calcext:value-type="currency">
            <text:p>$1,242.70</text:p>
          </table:table-cell>
          <table:table-cell/>
          <table:table-cell table:formula="of:=SUM([.O15]+[.P15]+[.Q15]+[.R15]+[.S15])" office:value-type="currency" office:currency="USD" office:value="6531.4" calcext:value-type="currency">
            <text:p>$6,531.40</text:p>
          </table:table-cell>
          <table:table-cell/>
          <table:table-cell table:formula="of:=SUM([.T15:.X15])" office:value-type="currency" office:currency="USD" office:value="375.7" calcext:value-type="currency">
            <text:p>$375.70</text:p>
          </table:table-cell>
          <table:table-cell/>
          <table:table-cell table:formula="of:=SUM([.AE15]+[.AG15])" office:value-type="float" office:value="6907.1" calcext:value-type="float">
            <text:p>6,907.10</text:p>
          </table:table-cell>
          <table:table-cell table:number-columns-repeated="98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ncent </text:p>
          </table:table-cell>
          <table:table-cell office:value-type="string" calcext:value-type="string">
            <text:p>Paul</text:p>
          </table:table-cell>
          <table:table-cell office:value-type="currency" office:currency="USD" office:value="29.9" calcext:value-type="currency">
            <text:p>$29.9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IF([.E16]&gt;40;[.E16]-40;0)" office:value-type="float" office:value="0" calcext:value-type="float">
            <text:p>0</text:p>
          </table:table-cell>
          <table:table-cell table:formula="of:=IF([.F16]&gt;40;[.F16]-40;0)" office:value-type="float" office:value="7" calcext:value-type="float">
            <text:p>7</text:p>
          </table:table-cell>
          <table:table-cell table:formula="of:=IF([.G16]&gt;40;[.G16]-40;0)" office:value-type="float" office:value="13" calcext:value-type="float">
            <text:p>13</text:p>
          </table:table-cell>
          <table:table-cell table:formula="of:=IF([.H16]&gt;40;[.H16]-40;0)" office:value-type="float" office:value="0" calcext:value-type="float">
            <text:p>0</text:p>
          </table:table-cell>
          <table:table-cell table:formula="of:=IF([.I16]&gt;40;[.I16]-40;0)" office:value-type="float" office:value="0" calcext:value-type="float">
            <text:p>0</text:p>
          </table:table-cell>
          <table:table-cell table:formula="of:=[.$D16]*[.E16]" office:value-type="currency" office:currency="USD" office:value="1196" calcext:value-type="currency">
            <text:p>$1,196.00</text:p>
          </table:table-cell>
          <table:table-cell table:formula="of:=[.$D16]*[.F16]" office:value-type="currency" office:currency="USD" office:value="1405.3" calcext:value-type="currency">
            <text:p>$1,405.30</text:p>
          </table:table-cell>
          <table:table-cell table:formula="of:=[.$D16]*[.G16]" office:value-type="currency" office:currency="USD" office:value="1584.7" calcext:value-type="currency">
            <text:p>$1,584.70</text:p>
          </table:table-cell>
          <table:table-cell table:formula="of:=[.$D16]*[.H16]" office:value-type="currency" office:currency="USD" office:value="239.2" calcext:value-type="currency">
            <text:p>$239.20</text:p>
          </table:table-cell>
          <table:table-cell table:formula="of:=[.$D16]*[.I16]" office:value-type="currency" office:currency="USD" office:value="508.3" calcext:value-type="currency">
            <text:p>$508.30</text:p>
          </table:table-cell>
          <table:table-cell table:formula="of:=0.5*[.$D16]*[.J16]" office:value-type="currency" office:currency="USD" office:value="0" calcext:value-type="currency">
            <text:p>$0.00</text:p>
          </table:table-cell>
          <table:table-cell table:formula="of:=0.5*[.$D16]*[.K16]" office:value-type="currency" office:currency="USD" office:value="104.65" calcext:value-type="currency">
            <text:p>$104.65</text:p>
          </table:table-cell>
          <table:table-cell table:formula="of:=0.5*[.$D16]*[.L16]" office:value-type="currency" office:currency="USD" office:value="194.35" calcext:value-type="currency">
            <text:p>$194.35</text:p>
          </table:table-cell>
          <table:table-cell table:formula="of:=0.5*[.$D16]*[.M16]" office:value-type="currency" office:currency="USD" office:value="0" calcext:value-type="currency">
            <text:p>$0.00</text:p>
          </table:table-cell>
          <table:table-cell table:formula="of:=0.5*[.$D16]*[.N16]" office:value-type="currency" office:currency="USD" office:value="0" calcext:value-type="currency">
            <text:p>$0.00</text:p>
          </table:table-cell>
          <table:table-cell table:formula="of:=SUM([.O16]+[.T16])" office:value-type="currency" office:currency="USD" office:value="1196" calcext:value-type="currency">
            <text:p>$1,196.00</text:p>
          </table:table-cell>
          <table:table-cell table:formula="of:=SUM([.P16]+[.U16])" office:value-type="currency" office:currency="USD" office:value="1509.95" calcext:value-type="currency">
            <text:p>$1,509.95</text:p>
          </table:table-cell>
          <table:table-cell table:formula="of:=SUM([.Q16]+[.V16])" office:value-type="currency" office:currency="USD" office:value="1779.05" calcext:value-type="currency">
            <text:p>$1,779.05</text:p>
          </table:table-cell>
          <table:table-cell table:formula="of:=SUM([.R16]+[.W16])" office:value-type="currency" office:currency="USD" office:value="239.2" calcext:value-type="currency">
            <text:p>$239.20</text:p>
          </table:table-cell>
          <table:table-cell table:formula="of:=SUM([.S16]+[.X16])" office:value-type="currency" office:currency="USD" office:value="508.3" calcext:value-type="currency">
            <text:p>$508.30</text:p>
          </table:table-cell>
          <table:table-cell/>
          <table:table-cell table:formula="of:=SUM([.O16]+[.P16]+[.Q16]+[.R16]+[.S16])" office:value-type="currency" office:currency="USD" office:value="4933.5" calcext:value-type="currency">
            <text:p>$4,933.50</text:p>
          </table:table-cell>
          <table:table-cell/>
          <table:table-cell table:formula="of:=SUM([.T16:.X16])" office:value-type="currency" office:currency="USD" office:value="299" calcext:value-type="currency">
            <text:p>$299.00</text:p>
          </table:table-cell>
          <table:table-cell/>
          <table:table-cell table:formula="of:=SUM([.AE16]+[.AG16])" office:value-type="float" office:value="5232.5" calcext:value-type="float">
            <text:p>5,232.50</text:p>
          </table:table-cell>
          <table:table-cell table:number-columns-repeated="98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hristine</text:p>
          </table:table-cell>
          <table:table-cell office:value-type="currency" office:currency="USD" office:value="30.9" calcext:value-type="currency">
            <text:p>$30.9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IF([.E17]&gt;40;[.E17]-40;0)" office:value-type="float" office:value="6" calcext:value-type="float">
            <text:p>6</text:p>
          </table:table-cell>
          <table:table-cell table:formula="of:=IF([.F17]&gt;40;[.F17]-40;0)" office:value-type="float" office:value="8" calcext:value-type="float">
            <text:p>8</text:p>
          </table:table-cell>
          <table:table-cell table:formula="of:=IF([.G17]&gt;40;[.G17]-40;0)" office:value-type="float" office:value="14" calcext:value-type="float">
            <text:p>14</text:p>
          </table:table-cell>
          <table:table-cell table:formula="of:=IF([.H17]&gt;40;[.H17]-40;0)" office:value-type="float" office:value="0" calcext:value-type="float">
            <text:p>0</text:p>
          </table:table-cell>
          <table:table-cell table:formula="of:=IF([.I17]&gt;40;[.I17]-40;0)" office:value-type="float" office:value="0" calcext:value-type="float">
            <text:p>0</text:p>
          </table:table-cell>
          <table:table-cell table:formula="of:=[.$D17]*[.E17]" office:value-type="currency" office:currency="USD" office:value="1421.4" calcext:value-type="currency">
            <text:p>$1,421.40</text:p>
          </table:table-cell>
          <table:table-cell table:formula="of:=[.$D17]*[.F17]" office:value-type="currency" office:currency="USD" office:value="1483.2" calcext:value-type="currency">
            <text:p>$1,483.20</text:p>
          </table:table-cell>
          <table:table-cell table:formula="of:=[.$D17]*[.G17]" office:value-type="currency" office:currency="USD" office:value="1668.6" calcext:value-type="currency">
            <text:p>$1,668.60</text:p>
          </table:table-cell>
          <table:table-cell table:formula="of:=[.$D17]*[.H17]" office:value-type="currency" office:currency="USD" office:value="247.2" calcext:value-type="currency">
            <text:p>$247.20</text:p>
          </table:table-cell>
          <table:table-cell table:formula="of:=[.$D17]*[.I17]" office:value-type="currency" office:currency="USD" office:value="556.2" calcext:value-type="currency">
            <text:p>$556.20</text:p>
          </table:table-cell>
          <table:table-cell table:formula="of:=0.5*[.$D17]*[.J17]" office:value-type="currency" office:currency="USD" office:value="92.7" calcext:value-type="currency">
            <text:p>$92.70</text:p>
          </table:table-cell>
          <table:table-cell table:formula="of:=0.5*[.$D17]*[.K17]" office:value-type="currency" office:currency="USD" office:value="123.6" calcext:value-type="currency">
            <text:p>$123.60</text:p>
          </table:table-cell>
          <table:table-cell table:formula="of:=0.5*[.$D17]*[.L17]" office:value-type="currency" office:currency="USD" office:value="216.3" calcext:value-type="currency">
            <text:p>$216.30</text:p>
          </table:table-cell>
          <table:table-cell table:formula="of:=0.5*[.$D17]*[.M17]" office:value-type="currency" office:currency="USD" office:value="0" calcext:value-type="currency">
            <text:p>$0.00</text:p>
          </table:table-cell>
          <table:table-cell table:formula="of:=0.5*[.$D17]*[.N17]" office:value-type="currency" office:currency="USD" office:value="0" calcext:value-type="currency">
            <text:p>$0.00</text:p>
          </table:table-cell>
          <table:table-cell table:formula="of:=SUM([.O17]+[.T17])" office:value-type="currency" office:currency="USD" office:value="1514.1" calcext:value-type="currency">
            <text:p>$1,514.10</text:p>
          </table:table-cell>
          <table:table-cell table:formula="of:=SUM([.P17]+[.U17])" office:value-type="currency" office:currency="USD" office:value="1606.8" calcext:value-type="currency">
            <text:p>$1,606.80</text:p>
          </table:table-cell>
          <table:table-cell table:formula="of:=SUM([.Q17]+[.V17])" office:value-type="currency" office:currency="USD" office:value="1884.9" calcext:value-type="currency">
            <text:p>$1,884.90</text:p>
          </table:table-cell>
          <table:table-cell table:formula="of:=SUM([.R17]+[.W17])" office:value-type="currency" office:currency="USD" office:value="247.2" calcext:value-type="currency">
            <text:p>$247.20</text:p>
          </table:table-cell>
          <table:table-cell table:formula="of:=SUM([.S17]+[.X17])" office:value-type="currency" office:currency="USD" office:value="556.2" calcext:value-type="currency">
            <text:p>$556.20</text:p>
          </table:table-cell>
          <table:table-cell/>
          <table:table-cell table:formula="of:=SUM([.O17]+[.P17]+[.Q17]+[.R17]+[.S17])" office:value-type="currency" office:currency="USD" office:value="5376.6" calcext:value-type="currency">
            <text:p>$5,376.60</text:p>
          </table:table-cell>
          <table:table-cell/>
          <table:table-cell table:formula="of:=SUM([.T17:.X17])" office:value-type="currency" office:currency="USD" office:value="432.6" calcext:value-type="currency">
            <text:p>$432.60</text:p>
          </table:table-cell>
          <table:table-cell/>
          <table:table-cell table:formula="of:=SUM([.AE17]+[.AG17])" office:value-type="float" office:value="5809.2" calcext:value-type="float">
            <text:p>5,809.20</text:p>
          </table:table-cell>
          <table:table-cell table:number-columns-repeated="98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Augustine</text:p>
          </table:table-cell>
          <table:table-cell office:value-type="currency" office:currency="USD" office:value="31.9" calcext:value-type="currency">
            <text:p>$31.9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IF([.E18]&gt;40;[.E18]-40;0)" office:value-type="float" office:value="7" calcext:value-type="float">
            <text:p>7</text:p>
          </table:table-cell>
          <table:table-cell table:formula="of:=IF([.F18]&gt;40;[.F18]-40;0)" office:value-type="float" office:value="3" calcext:value-type="float">
            <text:p>3</text:p>
          </table:table-cell>
          <table:table-cell table:formula="of:=IF([.G18]&gt;40;[.G18]-40;0)" office:value-type="float" office:value="15" calcext:value-type="float">
            <text:p>15</text:p>
          </table:table-cell>
          <table:table-cell table:formula="of:=IF([.H18]&gt;40;[.H18]-40;0)" office:value-type="float" office:value="0" calcext:value-type="float">
            <text:p>0</text:p>
          </table:table-cell>
          <table:table-cell table:formula="of:=IF([.I18]&gt;40;[.I18]-40;0)" office:value-type="float" office:value="2" calcext:value-type="float">
            <text:p>2</text:p>
          </table:table-cell>
          <table:table-cell table:formula="of:=[.$D18]*[.E18]" office:value-type="currency" office:currency="USD" office:value="1499.3" calcext:value-type="currency">
            <text:p>$1,499.30</text:p>
          </table:table-cell>
          <table:table-cell table:formula="of:=[.$D18]*[.F18]" office:value-type="currency" office:currency="USD" office:value="1371.7" calcext:value-type="currency">
            <text:p>$1,371.70</text:p>
          </table:table-cell>
          <table:table-cell table:formula="of:=[.$D18]*[.G18]" office:value-type="currency" office:currency="USD" office:value="1754.5" calcext:value-type="currency">
            <text:p>$1,754.50</text:p>
          </table:table-cell>
          <table:table-cell table:formula="of:=[.$D18]*[.H18]" office:value-type="currency" office:currency="USD" office:value="255.2" calcext:value-type="currency">
            <text:p>$255.20</text:p>
          </table:table-cell>
          <table:table-cell table:formula="of:=[.$D18]*[.I18]" office:value-type="currency" office:currency="USD" office:value="1339.8" calcext:value-type="currency">
            <text:p>$1,339.80</text:p>
          </table:table-cell>
          <table:table-cell table:formula="of:=0.5*[.$D18]*[.J18]" office:value-type="currency" office:currency="USD" office:value="111.65" calcext:value-type="currency">
            <text:p>$111.65</text:p>
          </table:table-cell>
          <table:table-cell table:formula="of:=0.5*[.$D18]*[.K18]" office:value-type="currency" office:currency="USD" office:value="47.85" calcext:value-type="currency">
            <text:p>$47.85</text:p>
          </table:table-cell>
          <table:table-cell table:formula="of:=0.5*[.$D18]*[.L18]" office:value-type="currency" office:currency="USD" office:value="239.25" calcext:value-type="currency">
            <text:p>$239.25</text:p>
          </table:table-cell>
          <table:table-cell table:formula="of:=0.5*[.$D18]*[.M18]" office:value-type="currency" office:currency="USD" office:value="0" calcext:value-type="currency">
            <text:p>$0.00</text:p>
          </table:table-cell>
          <table:table-cell table:formula="of:=0.5*[.$D18]*[.N18]" office:value-type="currency" office:currency="USD" office:value="31.9" calcext:value-type="currency">
            <text:p>$31.90</text:p>
          </table:table-cell>
          <table:table-cell table:formula="of:=SUM([.O18]+[.T18])" office:value-type="currency" office:currency="USD" office:value="1610.95" calcext:value-type="currency">
            <text:p>$1,610.95</text:p>
          </table:table-cell>
          <table:table-cell table:formula="of:=SUM([.P18]+[.U18])" office:value-type="currency" office:currency="USD" office:value="1419.55" calcext:value-type="currency">
            <text:p>$1,419.55</text:p>
          </table:table-cell>
          <table:table-cell table:formula="of:=SUM([.Q18]+[.V18])" office:value-type="currency" office:currency="USD" office:value="1993.75" calcext:value-type="currency">
            <text:p>$1,993.75</text:p>
          </table:table-cell>
          <table:table-cell table:formula="of:=SUM([.R18]+[.W18])" office:value-type="currency" office:currency="USD" office:value="255.2" calcext:value-type="currency">
            <text:p>$255.20</text:p>
          </table:table-cell>
          <table:table-cell table:formula="of:=SUM([.S18]+[.X18])" office:value-type="currency" office:currency="USD" office:value="1371.7" calcext:value-type="currency">
            <text:p>$1,371.70</text:p>
          </table:table-cell>
          <table:table-cell/>
          <table:table-cell table:formula="of:=SUM([.O18]+[.P18]+[.Q18]+[.R18]+[.S18])" office:value-type="currency" office:currency="USD" office:value="6220.5" calcext:value-type="currency">
            <text:p>$6,220.50</text:p>
          </table:table-cell>
          <table:table-cell/>
          <table:table-cell table:formula="of:=SUM([.T18:.X18])" office:value-type="currency" office:currency="USD" office:value="430.65" calcext:value-type="currency">
            <text:p>$430.65</text:p>
          </table:table-cell>
          <table:table-cell/>
          <table:table-cell table:formula="of:=SUM([.AE18]+[.AG18])" office:value-type="float" office:value="6651.15" calcext:value-type="float">
            <text:p>6,651.15</text:p>
          </table:table-cell>
          <table:table-cell table:number-columns-repeated="98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Felicity</text:p>
          </table:table-cell>
          <table:table-cell office:value-type="currency" office:currency="USD" office:value="32.9" calcext:value-type="currency">
            <text:p>$32.9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IF([.E19]&gt;40;[.E19]-40;0)" office:value-type="float" office:value="5" calcext:value-type="float">
            <text:p>5</text:p>
          </table:table-cell>
          <table:table-cell table:formula="of:=IF([.F19]&gt;40;[.F19]-40;0)" office:value-type="float" office:value="1" calcext:value-type="float">
            <text:p>1</text:p>
          </table:table-cell>
          <table:table-cell table:formula="of:=IF([.G19]&gt;40;[.G19]-40;0)" office:value-type="float" office:value="16" calcext:value-type="float">
            <text:p>16</text:p>
          </table:table-cell>
          <table:table-cell table:formula="of:=IF([.H19]&gt;40;[.H19]-40;0)" office:value-type="float" office:value="0" calcext:value-type="float">
            <text:p>0</text:p>
          </table:table-cell>
          <table:table-cell table:formula="of:=IF([.I19]&gt;40;[.I19]-40;0)" office:value-type="float" office:value="1" calcext:value-type="float">
            <text:p>1</text:p>
          </table:table-cell>
          <table:table-cell table:formula="of:=[.$D19]*[.E19]" office:value-type="currency" office:currency="USD" office:value="1480.5" calcext:value-type="currency">
            <text:p>$1,480.50</text:p>
          </table:table-cell>
          <table:table-cell table:formula="of:=[.$D19]*[.F19]" office:value-type="currency" office:currency="USD" office:value="1348.9" calcext:value-type="currency">
            <text:p>$1,348.90</text:p>
          </table:table-cell>
          <table:table-cell table:formula="of:=[.$D19]*[.G19]" office:value-type="currency" office:currency="USD" office:value="1842.4" calcext:value-type="currency">
            <text:p>$1,842.40</text:p>
          </table:table-cell>
          <table:table-cell table:formula="of:=[.$D19]*[.H19]" office:value-type="currency" office:currency="USD" office:value="263.2" calcext:value-type="currency">
            <text:p>$263.20</text:p>
          </table:table-cell>
          <table:table-cell table:formula="of:=[.$D19]*[.I19]" office:value-type="currency" office:currency="USD" office:value="1348.9" calcext:value-type="currency">
            <text:p>$1,348.90</text:p>
          </table:table-cell>
          <table:table-cell table:formula="of:=0.5*[.$D19]*[.J19]" office:value-type="currency" office:currency="USD" office:value="82.25" calcext:value-type="currency">
            <text:p>$82.25</text:p>
          </table:table-cell>
          <table:table-cell table:formula="of:=0.5*[.$D19]*[.K19]" office:value-type="currency" office:currency="USD" office:value="16.45" calcext:value-type="currency">
            <text:p>$16.45</text:p>
          </table:table-cell>
          <table:table-cell table:formula="of:=0.5*[.$D19]*[.L19]" office:value-type="currency" office:currency="USD" office:value="263.2" calcext:value-type="currency">
            <text:p>$263.20</text:p>
          </table:table-cell>
          <table:table-cell table:formula="of:=0.5*[.$D19]*[.M19]" office:value-type="currency" office:currency="USD" office:value="0" calcext:value-type="currency">
            <text:p>$0.00</text:p>
          </table:table-cell>
          <table:table-cell table:formula="of:=0.5*[.$D19]*[.N19]" office:value-type="currency" office:currency="USD" office:value="16.45" calcext:value-type="currency">
            <text:p>$16.45</text:p>
          </table:table-cell>
          <table:table-cell table:formula="of:=SUM([.O19]+[.T19])" office:value-type="currency" office:currency="USD" office:value="1562.75" calcext:value-type="currency">
            <text:p>$1,562.75</text:p>
          </table:table-cell>
          <table:table-cell table:formula="of:=SUM([.P19]+[.U19])" office:value-type="currency" office:currency="USD" office:value="1365.35" calcext:value-type="currency">
            <text:p>$1,365.35</text:p>
          </table:table-cell>
          <table:table-cell table:formula="of:=SUM([.Q19]+[.V19])" office:value-type="currency" office:currency="USD" office:value="2105.6" calcext:value-type="currency">
            <text:p>$2,105.60</text:p>
          </table:table-cell>
          <table:table-cell table:formula="of:=SUM([.R19]+[.W19])" office:value-type="currency" office:currency="USD" office:value="263.2" calcext:value-type="currency">
            <text:p>$263.20</text:p>
          </table:table-cell>
          <table:table-cell table:formula="of:=SUM([.S19]+[.X19])" office:value-type="currency" office:currency="USD" office:value="1365.35" calcext:value-type="currency">
            <text:p>$1,365.35</text:p>
          </table:table-cell>
          <table:table-cell/>
          <table:table-cell table:formula="of:=SUM([.O19]+[.P19]+[.Q19]+[.R19]+[.S19])" office:value-type="currency" office:currency="USD" office:value="6283.9" calcext:value-type="currency">
            <text:p>$6,283.90</text:p>
          </table:table-cell>
          <table:table-cell/>
          <table:table-cell table:formula="of:=SUM([.T19:.X19])" office:value-type="currency" office:currency="USD" office:value="378.35" calcext:value-type="currency">
            <text:p>$378.35</text:p>
          </table:table-cell>
          <table:table-cell/>
          <table:table-cell table:formula="of:=SUM([.AE19]+[.AG19])" office:value-type="float" office:value="6662.25" calcext:value-type="float">
            <text:p>6,662.25</text:p>
          </table:table-cell>
          <table:table-cell table:number-columns-repeated="98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Mark</text:p>
          </table:table-cell>
          <table:table-cell office:value-type="currency" office:currency="USD" office:value="33.9" calcext:value-type="currency">
            <text:p>$33.9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IF([.E20]&gt;40;[.E20]-40;0)" office:value-type="float" office:value="6" calcext:value-type="float">
            <text:p>6</text:p>
          </table:table-cell>
          <table:table-cell table:formula="of:=IF([.F20]&gt;40;[.F20]-40;0)" office:value-type="float" office:value="1" calcext:value-type="float">
            <text:p>1</text:p>
          </table:table-cell>
          <table:table-cell table:formula="of:=IF([.G20]&gt;40;[.G20]-40;0)" office:value-type="float" office:value="17" calcext:value-type="float">
            <text:p>17</text:p>
          </table:table-cell>
          <table:table-cell table:formula="of:=IF([.H20]&gt;40;[.H20]-40;0)" office:value-type="float" office:value="0" calcext:value-type="float">
            <text:p>0</text:p>
          </table:table-cell>
          <table:table-cell table:formula="of:=IF([.I20]&gt;40;[.I20]-40;0)" office:value-type="float" office:value="1" calcext:value-type="float">
            <text:p>1</text:p>
          </table:table-cell>
          <table:table-cell table:formula="of:=[.$D20]*[.E20]" office:value-type="currency" office:currency="USD" office:value="1559.4" calcext:value-type="currency">
            <text:p>$1,559.40</text:p>
          </table:table-cell>
          <table:table-cell table:formula="of:=[.$D20]*[.F20]" office:value-type="currency" office:currency="USD" office:value="1389.9" calcext:value-type="currency">
            <text:p>$1,389.90</text:p>
          </table:table-cell>
          <table:table-cell table:formula="of:=[.$D20]*[.G20]" office:value-type="currency" office:currency="USD" office:value="1932.3" calcext:value-type="currency">
            <text:p>$1,932.30</text:p>
          </table:table-cell>
          <table:table-cell table:formula="of:=[.$D20]*[.H20]" office:value-type="currency" office:currency="USD" office:value="271.2" calcext:value-type="currency">
            <text:p>$271.20</text:p>
          </table:table-cell>
          <table:table-cell table:formula="of:=[.$D20]*[.I20]" office:value-type="currency" office:currency="USD" office:value="1389.9" calcext:value-type="currency">
            <text:p>$1,389.90</text:p>
          </table:table-cell>
          <table:table-cell table:formula="of:=0.5*[.$D20]*[.J20]" office:value-type="currency" office:currency="USD" office:value="101.7" calcext:value-type="currency">
            <text:p>$101.70</text:p>
          </table:table-cell>
          <table:table-cell table:formula="of:=0.5*[.$D20]*[.K20]" office:value-type="currency" office:currency="USD" office:value="16.95" calcext:value-type="currency">
            <text:p>$16.95</text:p>
          </table:table-cell>
          <table:table-cell table:formula="of:=0.5*[.$D20]*[.L20]" office:value-type="currency" office:currency="USD" office:value="288.15" calcext:value-type="currency">
            <text:p>$288.15</text:p>
          </table:table-cell>
          <table:table-cell table:formula="of:=0.5*[.$D20]*[.M20]" office:value-type="currency" office:currency="USD" office:value="0" calcext:value-type="currency">
            <text:p>$0.00</text:p>
          </table:table-cell>
          <table:table-cell table:formula="of:=0.5*[.$D20]*[.N20]" office:value-type="currency" office:currency="USD" office:value="16.95" calcext:value-type="currency">
            <text:p>$16.95</text:p>
          </table:table-cell>
          <table:table-cell table:formula="of:=SUM([.O20]+[.T20])" office:value-type="currency" office:currency="USD" office:value="1661.1" calcext:value-type="currency">
            <text:p>$1,661.10</text:p>
          </table:table-cell>
          <table:table-cell table:formula="of:=SUM([.P20]+[.U20])" office:value-type="currency" office:currency="USD" office:value="1406.85" calcext:value-type="currency">
            <text:p>$1,406.85</text:p>
          </table:table-cell>
          <table:table-cell table:formula="of:=SUM([.Q20]+[.V20])" office:value-type="currency" office:currency="USD" office:value="2220.45" calcext:value-type="currency">
            <text:p>$2,220.45</text:p>
          </table:table-cell>
          <table:table-cell table:formula="of:=SUM([.R20]+[.W20])" office:value-type="currency" office:currency="USD" office:value="271.2" calcext:value-type="currency">
            <text:p>$271.20</text:p>
          </table:table-cell>
          <table:table-cell table:formula="of:=SUM([.S20]+[.X20])" office:value-type="currency" office:currency="USD" office:value="1406.85" calcext:value-type="currency">
            <text:p>$1,406.85</text:p>
          </table:table-cell>
          <table:table-cell/>
          <table:table-cell table:formula="of:=SUM([.O20]+[.P20]+[.Q20]+[.R20]+[.S20])" office:value-type="currency" office:currency="USD" office:value="6542.7" calcext:value-type="currency">
            <text:p>$6,542.70</text:p>
          </table:table-cell>
          <table:table-cell/>
          <table:table-cell table:formula="of:=SUM([.T20:.X20])" office:value-type="currency" office:currency="USD" office:value="423.75" calcext:value-type="currency">
            <text:p>$423.75</text:p>
          </table:table-cell>
          <table:table-cell/>
          <table:table-cell table:formula="of:=SUM([.AE20]+[.AG20])" office:value-type="float" office:value="6966.45" calcext:value-type="float">
            <text:p>6,966.45</text:p>
          </table:table-cell>
          <table:table-cell table:number-columns-repeated="989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5"/>
          <table:table-cell table:style-name="Default" table:formula="of:=IF([.E21]&gt;40;[.E21]-40;0)" office:value-type="float" office:value="0" calcext:value-type="float">
            <text:p>0</text:p>
          </table:table-cell>
          <table:table-cell table:style-name="Default" table:number-columns-repeated="9"/>
          <table:table-cell table:style-name="ce42" table:number-columns-repeated="5"/>
          <table:table-cell table:style-name="Default" table:number-columns-repeated="9"/>
          <table:table-cell/>
          <table:table-cell table:style-name="Default"/>
          <table:table-cell table:number-columns-repeated="989"/>
        </table:table-row>
        <table:table-row table:style-name="ro2">
          <table:table-cell table:style-name="Default"/>
          <table:table-cell office:value-type="string" calcext:value-type="string">
            <text:p>Max</text:p>
          </table:table-cell>
          <table:table-cell/>
          <table:table-cell table:formula="of:=MAX([.D4:.D20])" office:value-type="currency" office:currency="USD" office:value="33.9" calcext:value-type="currency">
            <text:p>$33.90</text:p>
          </table:table-cell>
          <table:table-cell table:style-name="ce36" table:formula="of:=MAX([.E4:.E20])" office:value-type="float" office:value="55" calcext:value-type="float">
            <text:p>55</text:p>
          </table:table-cell>
          <table:table-cell table:style-name="ce36" table:number-columns-repeated="4"/>
          <table:table-cell table:style-name="Default" table:formula="of:=IF([.E22]&gt;40;[.E22]-40;0)" office:value-type="float" office:value="15" calcext:value-type="float">
            <text:p>15</text:p>
          </table:table-cell>
          <table:table-cell table:style-name="Default" table:number-columns-repeated="4"/>
          <table:table-cell table:style-name="ce32" table:formula="of:=MAX([.O4:.O20])" office:value-type="currency" office:currency="USD" office:value="1559.4" calcext:value-type="currency">
            <text:p>$1,559.40</text:p>
          </table:table-cell>
          <table:table-cell table:style-name="ce32" table:number-columns-repeated="4"/>
          <table:table-cell table:style-name="ce42" table:number-columns-repeated="5"/>
          <table:table-cell table:style-name="Default" table:number-columns-repeated="9"/>
          <table:table-cell/>
          <table:table-cell table:style-name="Default"/>
          <table:table-cell table:number-columns-repeated="989"/>
        </table:table-row>
        <table:table-row table:style-name="ro2">
          <table:table-cell table:style-name="Default"/>
          <table:table-cell office:value-type="string" calcext:value-type="string">
            <text:p>Min</text:p>
          </table:table-cell>
          <table:table-cell/>
          <table:table-cell table:formula="of:=MIN([.D4:.D20])" office:value-type="currency" office:currency="USD" office:value="17.9" calcext:value-type="currency">
            <text:p>$17.90</text:p>
          </table:table-cell>
          <table:table-cell table:style-name="ce36" table:formula="of:=MIN([.E4:.E20])" office:value-type="float" office:value="35" calcext:value-type="float">
            <text:p>35</text:p>
          </table:table-cell>
          <table:table-cell table:style-name="ce36" table:number-columns-repeated="4"/>
          <table:table-cell table:style-name="Default" table:formula="of:=IF([.E23]&gt;40;[.E23]-40;0)" office:value-type="float" office:value="0" calcext:value-type="float">
            <text:p>0</text:p>
          </table:table-cell>
          <table:table-cell table:style-name="Default" table:number-columns-repeated="4"/>
          <table:table-cell table:style-name="ce32" table:formula="of:=MIN([.O4:.O20])" office:value-type="currency" office:currency="USD" office:value="766.5" calcext:value-type="currency">
            <text:p>$766.50</text:p>
          </table:table-cell>
          <table:table-cell table:style-name="ce32" table:number-columns-repeated="4"/>
          <table:table-cell table:style-name="ce42" table:number-columns-repeated="5"/>
          <table:table-cell table:style-name="Default" table:number-columns-repeated="9"/>
          <table:table-cell/>
          <table:table-cell table:style-name="Default"/>
          <table:table-cell table:number-columns-repeated="989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/>
          <table:table-cell table:style-name="ce33" table:formula="of:=AVERAGE([.D4:.D20])" office:value-type="currency" office:currency="USD" office:value="25.9" calcext:value-type="currency">
            <text:p>$25.90</text:p>
          </table:table-cell>
          <table:table-cell table:style-name="ce37" table:formula="of:=AVERAGE([.E4:.E20])" office:value-type="float" office:value="44.7647058823529" calcext:value-type="float">
            <text:p>44.76</text:p>
          </table:table-cell>
          <table:table-cell table:style-name="ce37" table:number-columns-repeated="4"/>
          <table:table-cell table:style-name="ce37" table:formula="of:=IF([.E24]&gt;40;[.E24]-40;0)" office:value-type="float" office:value="4.76470588235294" calcext:value-type="float">
            <text:p>4.76</text:p>
          </table:table-cell>
          <table:table-cell table:style-name="ce37" table:number-columns-repeated="4"/>
          <table:table-cell table:style-name="ce33" table:formula="of:=AVERAGE([.O4:.O20])" office:value-type="currency" office:currency="USD" office:value="1159.64117647059" calcext:value-type="currency">
            <text:p>$1,159.64</text:p>
          </table:table-cell>
          <table:table-cell table:style-name="ce33" table:number-columns-repeated="4"/>
          <table:table-cell table:style-name="Default" table:number-columns-repeated="14"/>
          <table:table-cell/>
          <table:table-cell table:style-name="Default"/>
          <table:table-cell table:number-columns-repeated="989"/>
        </table:table-row>
        <table:table-row table:style-name="ro2">
          <table:table-cell table:style-name="Default"/>
          <table:table-cell office:value-type="string" calcext:value-type="string">
            <text:p>Total</text:p>
          </table:table-cell>
          <table:table-cell/>
          <table:table-cell table:style-name="ce33"/>
          <table:table-cell table:style-name="ce34" table:formula="of:=SUM([.E4:.E20])" office:value-type="float" office:value="761" calcext:value-type="float">
            <text:p>761</text:p>
          </table:table-cell>
          <table:table-cell table:style-name="ce34" table:number-columns-repeated="9"/>
          <table:table-cell table:style-name="ce33" table:formula="of:=SUM([.O4:.O20])" office:value-type="currency" office:currency="USD" office:value="19713.9" calcext:value-type="currency">
            <text:p>$19,713.90</text:p>
          </table:table-cell>
          <table:table-cell table:style-name="ce33" table:number-columns-repeated="4"/>
          <table:table-cell table:style-name="Default" table:number-columns-repeated="14"/>
          <table:table-cell/>
          <table:table-cell table:style-name="Default"/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51:46.995652232</meta:creation-date>
    <dc:date>2024-05-14T07:30:37.233246688</dc:date>
    <meta:editing-duration>PT17H26M42S</meta:editing-duration>
    <meta:editing-cycles>7</meta:editing-cycles>
    <meta:generator>LibreOffice/7.3.7.2$Linux_X86_64 LibreOffice_project/30$Build-2</meta:generator>
    <meta:document-statistic meta:table-count="1" meta:cell-count="604" meta:object-count="0"/>
  </office:meta>
</office:document-meta>
</file>